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86cm"/>
    </style:style>
    <style:style style:name="co2" style:family="table-column">
      <style:table-column-properties fo:break-before="auto" style:column-width="2.217cm"/>
    </style:style>
    <style:style style:name="co3" style:family="table-column">
      <style:table-column-properties fo:break-before="auto" style:column-width="3.588cm"/>
    </style:style>
    <style:style style:name="co4" style:family="table-column">
      <style:table-column-properties fo:break-before="auto" style:column-width="3.914cm"/>
    </style:style>
    <style:style style:name="co5" style:family="table-column">
      <style:table-column-properties fo:break-before="auto" style:column-width="14.312cm"/>
    </style:style>
    <style:style style:name="co6" style:family="table-column">
      <style:table-column-properties fo:break-before="auto" style:column-width="6.001cm"/>
    </style:style>
    <style:style style:name="co7" style:family="table-column">
      <style:table-column-properties fo:break-before="auto" style:column-width="6.807cm"/>
    </style:style>
    <style:style style:name="co8" style:family="table-column">
      <style:table-column-properties fo:break-before="auto" style:column-width="1.912cm"/>
    </style:style>
    <style:style style:name="ro1" style:family="table-row">
      <style:table-row-properties style:row-height="0.947cm" fo:break-before="auto" style:use-optimal-row-height="true"/>
    </style:style>
    <style:style style:name="ro2" style:family="table-row">
      <style:table-row-properties style:row-height="2.526cm" fo:break-before="auto" style:use-optimal-row-height="true"/>
    </style:style>
    <style:style style:name="ro3" style:family="table-row">
      <style:table-row-properties style:row-height="1.342cm" fo:break-before="auto" style:use-optimal-row-height="true"/>
    </style:style>
    <style:style style:name="ro4" style:family="table-row">
      <style:table-row-properties style:row-height="2.131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2.921cm" fo:break-before="auto" style:use-optimal-row-height="true"/>
    </style:style>
    <style:style style:name="ro7" style:family="table-row">
      <style:table-row-properties style:row-height="4.897cm" fo:break-before="auto" style:use-optimal-row-height="true"/>
    </style:style>
    <style:style style:name="ro8" style:family="table-row">
      <style:table-row-properties style:row-height="0.577cm" fo:break-before="auto" style:use-optimal-row-height="true"/>
    </style:style>
    <style:style style:name="ro9" style:family="table-row">
      <style:table-row-properties style:row-height="3.711cm" fo:break-before="auto" style:use-optimal-row-height="true"/>
    </style:style>
    <style:style style:name="ro10" style:family="table-row">
      <style:table-row-properties style:row-height="0.517cm" fo:break-before="auto" style:use-optimal-row-height="true"/>
    </style:style>
    <style:style style:name="ro11" style:family="table-row">
      <style:table-row-properties style:row-height="0.466cm" fo:break-before="auto" style:use-optimal-row-height="false"/>
    </style:style>
    <style:style style:name="ta1" style:family="table" style:master-page-name="PageStyle_5f_Checkliste">
      <style:table-properties table:display="true" style:writing-mode="lr-tb"/>
    </style:style>
    <style:style style:name="ta2" style:family="table" style:master-page-name="PageStyle_5f_Info">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30">
      <style:table-cell-properties style:glyph-orientation-vertical="0" fo:background-color="#c0c0c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30">
      <style:table-cell-properties style:glyph-orientation-vertical="0" fo:background-color="#ffff0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4"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30">
      <style:table-cell-properties style:glyph-orientation-vertical="0"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6" style:family="table-cell" style:parent-style-name="Default" style:data-style-name="N30">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7" style:family="table-cell" style:parent-style-name="Default" style:data-style-name="N30">
      <style:table-cell-properties style:glyph-orientation-vertical="0" fo:background-color="#c0c0c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30">
      <style:table-cell-properties style:glyph-orientation-vertical="0"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30">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data-style-name="N30">
      <style:table-cell-properties style:glyph-orientation-vertical="0" fo:background-color="#c0c0c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46" style:family="table-cell" style:parent-style-name="Default" style:data-style-name="N30">
      <style:table-cell-properties style:glyph-orientation-vertical="0"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font-name="Arial" style:font-name-asian="Noto Sans CJK SC" style:font-name-complex="Arial"/>
    </style:style>
    <style:style style:name="ce47"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30">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48" style:family="table-cell" style:parent-style-name="Default" style:data-style-name="N30">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2" style:family="table-cell" style:parent-style-name="Default">
      <style:table-cell-properties style:glyph-orientation-vertical="0" fo:background-color="#c0c0c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glyph-orientation-vertical="0" fo:background-color="#c0c0c0" style:diagonal-bl-tr="none" style:diagonal-tl-br="none" style:text-align-source="fix" style:repeat-content="false" fo:wrap-option="wrap" fo:border="0.74pt solid #3c3c3c" style:direction="ltr" fo:padding="0.10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style:glyph-orientation-vertical="0" style:diagonal-bl-tr="none" style:diagonal-tl-br="none" style:text-align-source="fix" style:repeat-content="false" fo:wrap-option="wrap" fo:border="0.74pt solid #3c3c3c" style:direction="ltr" fo:padding="0.101cm" style:rotation-angle="0" style:rotation-align="none" style:shrink-to-fit="false" style:vertical-align="top" loext:vertical-justify="auto"/>
      <style:paragraph-properties fo:text-align="start" css3t:text-justify="auto" fo:margin-left="0cm" style:writing-mode="page"/>
    </style:style>
    <style:style style:name="ce56" style:family="table-cell" style:parent-style-name="Default">
      <style:table-cell-properties style:glyph-orientation-vertical="0" style:diagonal-bl-tr="none" style:diagonal-tl-br="none" style:text-align-source="fix" style:repeat-content="false" fo:wrap-option="wrap" fo:border="0.74pt solid #3c3c3c" style:direction="ltr" fo:padding="0.10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style:glyph-orientation-vertical="0" style:diagonal-bl-tr="none" style:diagonal-tl-br="none" style:text-align-source="fix" style:repeat-content="false" fo:wrap-option="wrap" fo:border="0.74pt solid #3c3c3c" style:direction="ltr" fo:padding="0.10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glyph-orientation-vertical="0" style:text-align-source="fix" style:repeat-content="false" fo:wrap-option="wrap" fo:border="0.74pt solid #3c3c3c" style:direction="ltr" fo:padding="0.101cm" style:rotation-angle="0" style:rotation-align="none" style:shrink-to-fit="false" style:vertical-align="top" loext:vertical-justify="auto"/>
      <style:paragraph-properties fo:text-align="start" css3t:text-justify="auto" fo:margin-left="0cm" style:writing-mode="page"/>
    </style:style>
    <style:style style:name="ce65" style:family="table-cell" style:parent-style-name="Default">
      <style:table-cell-properties style:glyph-orientation-vertical="0" style:diagonal-bl-tr="none" style:diagonal-tl-br="none" style:text-align-source="fix" style:repeat-content="false" fo:wrap-option="wrap" fo:border="0.74pt solid #3c3c3c" style:direction="ltr" fo:padding="0.101cm" style:rotation-angle="0" style:rotation-align="none" style:shrink-to-fit="false" style:vertical-align="top" loext:vertical-justify="auto"/>
      <style:paragraph-properties fo:text-align="start"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7" style:family="table-cell" style:parent-style-name="Default">
      <style:table-cell-properties style:glyph-orientation-vertical="0" fo:background-color="#c0c0c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21" style:family="table-cell" style:parent-style-name="Default">
      <style:table-cell-properties style:glyph-orientation-vertical="0" style:text-align-source="value-type" style:repeat-content="false" fo:wrap-option="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2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glyph-orientation-vertical="0" fo:background-color="#c0c0c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27" style:family="table-cell" style:parent-style-name="Default">
      <style:table-cell-properties style:glyph-orientation-vertical="0"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style>
    <style:style style:name="ce28" style:family="table-cell" style:parent-style-name="Default">
      <style:table-cell-properties style:glyph-orientation-vertical="0" style:diagonal-bl-tr="none" style:diagonal-tl-br="none" style:text-align-source="value-type" style:repeat-content="false" fo:wrap-option="no-wrap" fo:border="0.74pt solid #3c3c3c" style:direction="ltr" fo:padding="0.101cm" style:rotation-angle="0" style:rotation-align="none" style:shrink-to-fit="false" style:vertical-align="top" loext:vertical-justify="auto"/>
      <style:paragraph-properties css3t:text-justify="auto" fo:margin-left="0cm" style:writing-mode="page"/>
      <style:text-properties fo:color="#99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3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9933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990000"/>
    </style:style>
    <style:style style:name="ce33" style:family="table-cell" style:parent-style-name="Default">
      <style:text-properties fo:color="#990000"/>
    </style:style>
    <style:style style:name="ce73"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Default">
      <style:table-cell-properties fo:padding="0.071cm"/>
    </style:style>
    <style:style style:name="ce80" style:family="table-cell" style:parent-style-name="Default">
      <style:table-cell-properties fo:padding="0.071cm"/>
      <style:text-properties fo:font-weight="bold" style:font-weight-asian="bold" style:font-weight-complex="bold"/>
    </style:style>
    <style:style style:name="ce81" style:family="table-cell" style:parent-style-name="Default">
      <style:table-cell-properties fo:padding="0.071cm"/>
      <style:text-properties fo:font-weight="normal" style:font-weight-asian="normal" style:font-weight-complex="normal"/>
    </style:style>
    <style:style style:name="ce82" style:family="table-cell" style:parent-style-name="Default">
      <style:table-cell-properties fo:padding="0.071cm"/>
      <style:text-properties style:font-name="Arial" style:font-name-asian="Noto Sans CJK SC" style:font-name-complex="Arial"/>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font-weight="bold" style:font-weight-asian="bold" style:font-weight-complex="bold"/>
    </style:style>
    <style:style style:name="T5"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sian="Noto Sans CJK SC" style:font-name-complex="Arial"/>
    </style:style>
  </office:automatic-styles>
  <office:body>
    <office:spreadsheet>
      <table:calculation-settings table:case-sensitive="false" table:automatic-find-labels="false" table:use-regular-expressions="false"/>
      <table:table table:name="Checkliste" table:style-name="ta1">
        <office:forms form:automatic-focus="false" form:apply-design-mode="false"/>
        <table:table-column table:style-name="co1" table:default-cell-style-name="ce6"/>
        <table:table-column table:style-name="co2" table:default-cell-style-name="ce6"/>
        <table:table-column table:style-name="co2" table:visibility="collapse" table:default-cell-style-name="ce10"/>
        <table:table-column table:style-name="co2" table:default-cell-style-name="ce48"/>
        <table:table-column table:style-name="co3" table:visibility="collapse" table:default-cell-style-name="ce16"/>
        <table:table-column table:style-name="co4" table:visibility="collapse" table:default-cell-style-name="ce16"/>
        <table:table-column table:style-name="co5" table:default-cell-style-name="ce66"/>
        <table:table-column table:style-name="co6" table:default-cell-style-name="ce23"/>
        <table:table-column table:style-name="co7" table:default-cell-style-name="ce23"/>
        <table:table-column table:style-name="co2" table:number-columns-repeated="248" table:default-cell-style-name="ce29"/>
        <table:table-column table:style-name="co2" table:number-columns-repeated="767" table:default-cell-style-name="Default"/>
        <table:table-row table:style-name="ro1">
          <table:table-cell table:style-name="ce1" office:value-type="string" calcext:value-type="string">
            <text:p>Geburtstermin</text:p>
          </table:table-cell>
          <table:table-cell table:style-name="ce1" office:value-type="string" calcext:value-type="string">
            <text:p>Datum (min)</text:p>
          </table:table-cell>
          <table:table-cell table:style-name="ce7" office:value-type="string" calcext:value-type="string">
            <text:p>heute</text:p>
          </table:table-cell>
          <table:table-cell table:style-name="ce44" office:value-type="string" calcext:value-type="string">
            <text:p>Datum (max)</text:p>
          </table:table-cell>
          <table:table-cell table:style-name="ce12" office:value-type="string" calcext:value-type="string">
            <text:p>Wann (SSW)</text:p>
          </table:table-cell>
          <table:table-cell table:style-name="ce12" office:value-type="string" calcext:value-type="string">
            <text:p>Wann (Monat)</text:p>
          </table:table-cell>
          <table:table-cell table:style-name="ce60" office:value-type="string" calcext:value-type="string">
            <text:p>Was tun</text:p>
          </table:table-cell>
          <table:table-cell table:style-name="ce17" office:value-type="string" calcext:value-type="string">
            <text:p>Wo / An wen wenden +++ Wie / Was mitbringen</text:p>
          </table:table-cell>
          <table:table-cell table:style-name="ce17" office:value-type="string" calcext:value-type="string">
            <text:p>Links</text:p>
          </table:table-cell>
          <table:table-cell table:style-name="ce25" office:value-type="string" calcext:value-type="string">
            <text:p>Status</text:p>
          </table:table-cell>
          <table:table-cell table:style-name="ce30" table:number-columns-repeated="1014"/>
        </table:table-row>
        <table:table-row table:style-name="ro2">
          <table:table-cell table:style-name="ce2" office:value-type="date" office:date-value="2025-01-01" calcext:value-type="date">
            <text:p>01.01.25</text:p>
          </table:table-cell>
          <table:table-cell table:style-name="ce3" table:formula="of:=[.$A$2]-365" office:value-type="date" office:date-value="2024-01-02" calcext:value-type="date">
            <text:p>02.01.24</text:p>
          </table:table-cell>
          <table:table-cell table:style-name="ce8"/>
          <table:table-cell table:style-name="ce45" table:formula="of:=[.A2]-(6*7)-(7*30)" office:value-type="date" office:date-value="2024-04-24" calcext:value-type="date">
            <text:p>24.04.24</text:p>
          </table:table-cell>
          <table:table-cell table:style-name="ce13" table:number-columns-repeated="2"/>
          <table:table-cell table:style-name="ce61" office:value-type="string" calcext:value-type="string">
            <text:p>(falls verheiratet) <text:span text:style-name="T1">Steuerklasse </text:span><text:span text:style-name="T2">auf 5-3 / 3-5 ändern. </text:span></text:p>
            <text:p><text:span text:style-name="T3">* spätestens sieben Monate vor dem Mutterschutz (üblicherweise 6 Wochen vor dem Geburtstermin)</text:span></text:p>
            <text:p><text:span text:style-name="T3">* Hintergrund: Die Elterngeld-Stelle berechnet die Netto-Werte aus den übergebenen Lohnzetteln selbst. (Es werden also nicht einfach die vorhandenen Netto-Werte übernommen!) Dabei wird die Steuerklasse zu Grunde gelegt, die am längsten galt.</text:span></text:p>
          </table:table-cell>
          <table:table-cell table:style-name="ce18" office:value-type="string" calcext:value-type="string">
            <text:p>„Antrag auf Steuerklassenwechsel bei Ehegatten/Lebenspartnern“ - <text:s/>Finanzamt</text:p>
          </table:table-cell>
          <table:table-cell table:style-name="ce18" office:value-type="string" calcext:value-type="string">
            <text:p><text:a xlink:href="https://www.formulare-bfinv.de/ffw/action/invoke.do?id=034003" xlink:type="simple">https://www.formulare-bfinv.de/ffw/action/invoke.do?id=034003</text:a></text:p>
          </table:table-cell>
          <table:table-cell table:style-name="ce26"/>
          <table:table-cell table:number-columns-repeated="1014"/>
        </table:table-row>
        <table:table-row table:style-name="ro3">
          <table:table-cell table:style-name="ce3" table:formula="of:=[.A2]" office:value-type="date" office:date-value="2025-01-01" calcext:value-type="date">
            <text:p>01.01.25</text:p>
          </table:table-cell>
          <table:table-cell table:style-name="ce3" table:formula="of:=[.$A$2]-280+1*30" office:value-type="date" office:date-value="2024-04-26" calcext:value-type="date">
            <text:p>26.04.24</text:p>
          </table:table-cell>
          <table:table-cell table:style-name="ce8" table:formula="of:=TODAY()" office:value-type="date" office:date-value="2024-03-17" calcext:value-type="date">
            <text:p>17.03.24</text:p>
          </table:table-cell>
          <table:table-cell table:style-name="ce45" table:formula="of:=[.$A$2]-280+3*30" office:value-type="date" office:date-value="2024-06-25" calcext:value-type="date">
            <text:p>25.06.24</text:p>
          </table:table-cell>
          <table:table-cell table:style-name="ce13"/>
          <table:table-cell table:style-name="ce13" office:value-type="string" calcext:value-type="string">
            <text:p>1.-3. Monat</text:p>
          </table:table-cell>
          <table:table-cell table:style-name="ce61" office:value-type="string" calcext:value-type="string">
            <text:p>erster bis dritter Monat: </text:p>
            <text:p>* Zeit genießen</text:p>
            <text:p>* gesund ernähren</text:p>
          </table:table-cell>
          <table:table-cell table:style-name="ce18" table:number-columns-repeated="2"/>
          <table:table-cell table:style-name="ce26"/>
          <table:table-cell table:number-columns-repeated="1014"/>
        </table:table-row>
        <table:table-row table:style-name="ro4">
          <table:table-cell table:style-name="ce3" table:formula="of:=[.A3]" office:value-type="date" office:date-value="2025-01-01" calcext:value-type="date">
            <text:p>01.01.25</text:p>
          </table:table-cell>
          <table:table-cell table:style-name="ce3" table:formula="of:=[.$A$2]-280+12*7" office:value-type="date" office:date-value="2024-06-19" calcext:value-type="date">
            <text:p>19.06.24</text:p>
          </table:table-cell>
          <table:table-cell table:style-name="ce8" table:formula="of:=TODAY()" office:value-type="date" office:date-value="2024-03-17" calcext:value-type="date">
            <text:p>17.03.24</text:p>
          </table:table-cell>
          <table:table-cell table:style-name="ce45" table:formula="of:=[.$A$2]-280+16*7" office:value-type="date" office:date-value="2024-07-17" calcext:value-type="date">
            <text:p>17.07.24</text:p>
          </table:table-cell>
          <table:table-cell table:style-name="ce13" office:value-type="string" calcext:value-type="string">
            <text:p>12 bis 16</text:p>
          </table:table-cell>
          <table:table-cell table:style-name="ce13" office:value-type="string" calcext:value-type="string">
            <text:p>3. bis 4. Monat</text:p>
          </table:table-cell>
          <table:table-cell table:style-name="ce56" office:value-type="string" calcext:value-type="string">
            <text:p>Hebamme<text:span text:style-name="T3"> suchen</text:span></text:p>
            <text:p><text:span text:style-name="T3">* Betreuung während der Schwangerschaft (Geburtsvorbereitungskurs, …)</text:span></text:p>
            <text:p><text:span text:style-name="T3">* optional: eine Beleghebamme (zur persönl. Anwesenheit bei der Geburt im Krankenhaus / Geburtshaus)</text:span></text:p>
            <text:p><text:span text:style-name="T3">* Wochenbett-Hebamme: nach der Geburt (Fragen zum Stillen, zur Gesundheit, usw.)</text:span></text:p>
          </table:table-cell>
          <table:table-cell table:style-name="ce18" office:value-type="string" calcext:value-type="string">
            <text:p>Alle Schwangerschafts-beratungsstellen*, Geburtsklinik oder -haus, Frauenarzt +++ Mutterpass</text:p>
          </table:table-cell>
          <table:table-cell table:style-name="ce18" office:value-type="string" calcext:value-type="string">
            <text:p>Hebammensuche/ -liste bei der Gesetzlichen Krankenversicherung <text:a xlink:href="https://www.gkv-spitzenverband.de/service/hebammenliste/hebammenliste.jsp" xlink:type="simple">https://www.gkv-spitzenverband.de/service/hebammenliste/hebammenliste.jsp</text:a> </text:p>
          </table:table-cell>
          <table:table-cell table:style-name="ce26"/>
          <table:table-cell table:number-columns-repeated="1014"/>
        </table:table-row>
        <table:table-row table:style-name="ro5">
          <table:table-cell table:style-name="ce3" table:formula="of:=[.A4]" office:value-type="date" office:date-value="2025-01-01" calcext:value-type="date">
            <text:p>01.01.25</text:p>
          </table:table-cell>
          <table:table-cell table:style-name="ce3" table:formula="of:=[.$A$2]-365/2" office:value-type="date" office:date-value="2024-07-02T12:00:00" calcext:value-type="date">
            <text:p>02.07.24</text:p>
          </table:table-cell>
          <table:table-cell table:style-name="ce8"/>
          <table:table-cell table:style-name="ce45" table:formula="of:=[.$A$2]" office:value-type="date" office:date-value="2025-01-01" calcext:value-type="date">
            <text:p>01.01.25</text:p>
          </table:table-cell>
          <table:table-cell table:style-name="ce13" table:number-columns-repeated="2"/>
          <table:table-cell table:style-name="ce61" office:value-type="string" calcext:value-type="string">
            <text:p><text:span text:style-name="T4">Personalausweis oder Reisepass prüfen</text:span>, ob sie noch aktuell sind.</text:p>
            <text:p>* Auf dem Standesamt werden die Ausweisdokumente später für die <text:span text:style-name="T4">Geburtsurkunde </text:span>gebraucht. Falls man z.B. geheiratet hat oder umgezogen ist, sollte das zeitnah angepasst werden.</text:p>
          </table:table-cell>
          <table:table-cell table:style-name="ce18" table:number-columns-repeated="2"/>
          <table:table-cell table:style-name="ce26"/>
          <table:table-cell table:number-columns-repeated="1014"/>
        </table:table-row>
        <table:table-row table:style-name="ro1">
          <table:table-cell table:style-name="ce3" table:formula="of:=[.A5]" office:value-type="date" office:date-value="2025-01-01" calcext:value-type="date">
            <text:p>01.01.25</text:p>
          </table:table-cell>
          <table:table-cell table:style-name="ce3" table:formula="of:=[.$A$2]-280+16*7" office:value-type="date" office:date-value="2024-07-17" calcext:value-type="date">
            <text:p>17.07.24</text:p>
          </table:table-cell>
          <table:table-cell table:style-name="ce8" table:formula="of:=TODAY()" office:value-type="date" office:date-value="2024-03-17" calcext:value-type="date">
            <text:p>17.03.24</text:p>
          </table:table-cell>
          <table:table-cell table:style-name="ce45" table:formula="of:=[.$A$2]-280+30*7" office:value-type="date" office:date-value="2024-10-23" calcext:value-type="date">
            <text:p>23.10.24</text:p>
          </table:table-cell>
          <table:table-cell table:style-name="ce13" office:value-type="string" calcext:value-type="string">
            <text:p>16 bis 30</text:p>
          </table:table-cell>
          <table:table-cell table:style-name="ce13" office:value-type="string" calcext:value-type="string">
            <text:p>5. / 6. Monat</text:p>
          </table:table-cell>
          <table:table-cell table:style-name="ce56" office:value-type="string" calcext:value-type="string">
            <text:p>Klinik oder Geburtshaus auswählen<text:span text:style-name="T3"> (Kreißsaal-Besichtigung) </text:span></text:p>
            <text:p><text:span text:style-name="T3">evtl. Geburt anmelden (Hebammen-Sprechstunde, Papierkram)</text:span></text:p>
          </table:table-cell>
          <table:table-cell table:style-name="ce18" table:number-columns-repeated="2"/>
          <table:table-cell table:style-name="ce26"/>
          <table:table-cell table:number-columns-repeated="1014"/>
        </table:table-row>
        <table:table-row table:style-name="ro3">
          <table:table-cell table:style-name="ce3" table:formula="of:=[.A6]" office:value-type="date" office:date-value="2025-01-01" calcext:value-type="date">
            <text:p>01.01.25</text:p>
          </table:table-cell>
          <table:table-cell table:style-name="ce3" table:formula="of:=[.$A$2]-280+16*7" office:value-type="date" office:date-value="2024-07-17" calcext:value-type="date">
            <text:p>17.07.24</text:p>
          </table:table-cell>
          <table:table-cell table:style-name="ce8" table:formula="of:=TODAY()" office:value-type="date" office:date-value="2024-03-17" calcext:value-type="date">
            <text:p>17.03.24</text:p>
          </table:table-cell>
          <table:table-cell table:style-name="ce45"/>
          <table:table-cell table:style-name="ce13" table:number-columns-repeated="2"/>
          <table:table-cell table:style-name="ce61" office:value-type="string" calcext:value-type="string">
            <text:p>Entscheidung pro / contra <text:span text:style-name="T1">Stammstellen</text:span><text:span text:style-name="T2"> aus Nabelschnurblut. </text:span></text:p>
            <text:p><text:span text:style-name="T3">* Wird nicht in allen Kliniken angeboten. </text:span></text:p>
            <text:p><text:span text:style-name="T3">* Pro und Contra beachten.</text:span></text:p>
          </table:table-cell>
          <table:table-cell table:style-name="ce18" office:value-type="string" calcext:value-type="string">
            <text:p>z.B. Vita34 → Globuli; DKMS → Spende</text:p>
          </table:table-cell>
          <table:table-cell table:style-name="ce18"/>
          <table:table-cell table:style-name="ce26"/>
          <table:table-cell table:number-columns-repeated="1014"/>
        </table:table-row>
        <table:table-row table:style-name="ro5">
          <table:table-cell table:style-name="ce3" table:formula="of:=[.A7]" office:value-type="date" office:date-value="2025-01-01" calcext:value-type="date">
            <text:p>01.01.25</text:p>
          </table:table-cell>
          <table:table-cell table:style-name="ce3" table:formula="of:=[.$A$2]-280+20*7" office:value-type="date" office:date-value="2024-08-14" calcext:value-type="date">
            <text:p>14.08.24</text:p>
          </table:table-cell>
          <table:table-cell table:style-name="ce8" table:formula="of:=TODAY()" office:value-type="date" office:date-value="2024-03-17" calcext:value-type="date">
            <text:p>17.03.24</text:p>
          </table:table-cell>
          <table:table-cell table:style-name="ce45"/>
          <table:table-cell table:style-name="ce13" office:value-type="float" office:value="20" calcext:value-type="float">
            <text:p>20</text:p>
          </table:table-cell>
          <table:table-cell table:style-name="ce13" office:value-type="string" calcext:value-type="string">
            <text:p>Ab 5. Monat</text:p>
          </table:table-cell>
          <table:table-cell table:style-name="ce61" office:value-type="string" calcext:value-type="string">
            <text:p><text:span text:style-name="T3">Anmeldung </text:span><text:span text:style-name="T5">Geburtsvorbereitungskurs </text:span></text:p>
            <text:p><text:span text:style-name="T1">* </text:span><text:span text:style-name="T2">Start ab 6. Monat</text:span></text:p>
          </table:table-cell>
          <table:table-cell table:style-name="ce18" office:value-type="string" calcext:value-type="string">
            <text:p>Hebammenpraxen, </text:p>
            <text:p>Geburtsklinik oder -haus, Frauenarzt, Schwangerschafts-beratungsstellen* +++ Mutterpass</text:p>
          </table:table-cell>
          <table:table-cell table:style-name="ce18"/>
          <table:table-cell table:style-name="ce26"/>
          <table:table-cell table:number-columns-repeated="1014"/>
        </table:table-row>
        <table:table-row table:style-name="ro5">
          <table:table-cell table:style-name="ce3" table:formula="of:=[.A8]" office:value-type="date" office:date-value="2025-01-01" calcext:value-type="date">
            <text:p>01.01.25</text:p>
          </table:table-cell>
          <table:table-cell table:style-name="ce3" table:formula="of:=[.$A$2]-280+25*7" office:value-type="date" office:date-value="2024-09-18" calcext:value-type="date">
            <text:p>18.09.24</text:p>
          </table:table-cell>
          <table:table-cell table:style-name="ce8" table:formula="of:=TODAY()" office:value-type="date" office:date-value="2024-03-17" calcext:value-type="date">
            <text:p>17.03.24</text:p>
          </table:table-cell>
          <table:table-cell table:style-name="ce45"/>
          <table:table-cell table:style-name="ce13" office:value-type="string" calcext:value-type="string">
            <text:p>ab 25. Woche</text:p>
          </table:table-cell>
          <table:table-cell table:style-name="ce13"/>
          <table:table-cell table:style-name="ce56" office:value-type="string" calcext:value-type="string">
            <text:p>Kinderarzt <text:span text:style-name="T3">suchen </text:span></text:p>
            <text:p><text:span text:style-name="T3">* Falls die Geburt nicht im Krankenhaus stattfindet, sollte geklärt werden, wer die U2 (zweite Vorsorgeuntersuchung zw. dem 3. und 10. Lebenstag) durchführen wird. </text:span></text:p>
            <text:p><text:span text:style-name="T3">* Spätestens zur U3 in der 4. bis 5. Lebenswoche müssen Sie zum Kinderarzt.</text:span></text:p>
          </table:table-cell>
          <table:table-cell table:style-name="ce18" office:value-type="string" calcext:value-type="string">
            <text:p>evtl. Hebamme fragen</text:p>
          </table:table-cell>
          <table:table-cell table:style-name="ce18"/>
          <table:table-cell table:style-name="ce26"/>
          <table:table-cell table:number-columns-repeated="1014"/>
        </table:table-row>
        <table:table-row table:style-name="ro4">
          <table:table-cell table:style-name="ce3" table:formula="of:=[.A9]" office:value-type="date" office:date-value="2025-01-01" calcext:value-type="date">
            <text:p>01.01.25</text:p>
          </table:table-cell>
          <table:table-cell table:style-name="ce3" table:formula="of:=[.$A$2]-280+26*7" office:value-type="date" office:date-value="2024-09-25" calcext:value-type="date">
            <text:p>25.09.24</text:p>
          </table:table-cell>
          <table:table-cell table:style-name="ce8" table:formula="of:=TODAY()" office:value-type="date" office:date-value="2024-03-17" calcext:value-type="date">
            <text:p>17.03.24</text:p>
          </table:table-cell>
          <table:table-cell table:style-name="ce45"/>
          <table:table-cell table:style-name="ce13" office:value-type="string" calcext:value-type="string">
            <text:p>ab 26. Woche</text:p>
          </table:table-cell>
          <table:table-cell table:style-name="ce13"/>
          <table:table-cell table:style-name="ce56" office:value-type="string" calcext:value-type="string">
            <text:p>Kita <text:span text:style-name="T3">oder Tagesbetreuung suchen </text:span></text:p>
            <text:p><text:span text:style-name="T3">* auch im Zusammenhang mit der Länge der Elternzeit (und der </text:span><text:span text:style-name="T5">Eingewöhnungsphase</text:span><text:span text:style-name="T2">) überlegen</text:span></text:p>
            <text:p><text:span text:style-name="T3">* Manche Städte haben ein zentrales System eingeführt, so dass die Verteilung erst nach der Geburt (und mit </text:span><text:span text:style-name="T5">Geburtsurkunde</text:span><text:span text:style-name="T2">) erfolgen darf.</text:span></text:p>
          </table:table-cell>
          <table:table-cell table:style-name="ce18" table:number-columns-repeated="2"/>
          <table:table-cell table:style-name="ce26"/>
          <table:table-cell table:number-columns-repeated="1014"/>
        </table:table-row>
        <table:table-row table:style-name="ro3">
          <table:table-cell table:style-name="ce3" table:formula="of:=[.A10]" office:value-type="date" office:date-value="2025-01-01" calcext:value-type="date">
            <text:p>01.01.25</text:p>
          </table:table-cell>
          <table:table-cell table:style-name="ce3" table:formula="of:=[.$A$2]-280+27*7" office:value-type="date" office:date-value="2024-10-02" calcext:value-type="date">
            <text:p>02.10.24</text:p>
          </table:table-cell>
          <table:table-cell table:style-name="ce8" table:formula="of:=TODAY()" office:value-type="date" office:date-value="2024-03-17" calcext:value-type="date">
            <text:p>17.03.24</text:p>
          </table:table-cell>
          <table:table-cell table:style-name="ce45"/>
          <table:table-cell table:style-name="ce13" table:number-columns-repeated="2"/>
          <table:table-cell table:style-name="ce61" office:value-type="string" calcext:value-type="string">
            <text:p><text:span text:style-name="T1">Geburtsanzeige / Grußkarten </text:span><text:span text:style-name="T2">entwerfen. </text:span></text:p>
            <text:p><text:span text:style-name="T3">* Dann brauchen Sie sie nach der Geburt nur noch die Daten und ein Foto Ihres Babys ergänzen und können sie als gedruckte Karte oder per E-Mail versenden.</text:span></text:p>
          </table:table-cell>
          <table:table-cell table:style-name="ce18" table:number-columns-repeated="2"/>
          <table:table-cell table:style-name="ce26"/>
          <table:table-cell table:number-columns-repeated="1014"/>
        </table:table-row>
        <table:table-row table:style-name="ro3">
          <table:table-cell table:style-name="ce3" table:formula="of:=[.A11]" office:value-type="date" office:date-value="2025-01-01" calcext:value-type="date">
            <text:p>01.01.25</text:p>
          </table:table-cell>
          <table:table-cell table:style-name="ce3" table:formula="of:=[.$A$2]-280+27*7" office:value-type="date" office:date-value="2024-10-02" calcext:value-type="date">
            <text:p>02.10.24</text:p>
          </table:table-cell>
          <table:table-cell table:style-name="ce8" table:formula="of:=TODAY()" office:value-type="date" office:date-value="2024-03-17" calcext:value-type="date">
            <text:p>17.03.24</text:p>
          </table:table-cell>
          <table:table-cell table:style-name="ce45"/>
          <table:table-cell table:style-name="ce13"/>
          <table:table-cell table:style-name="ce13" office:value-type="string" calcext:value-type="string">
            <text:p>Drittes Schwangerschaftsdrittel:</text:p>
          </table:table-cell>
          <table:table-cell table:style-name="ce56" office:value-type="string" calcext:value-type="string">
            <text:p>Erstausstattung<text:span text:style-name="T3"> für das Baby besorgen.</text:span></text:p>
            <text:p><text:span text:style-name="T3">* Wickelplatz und eventuell Kinderzimmer planen und einrichten. +++ siehe auch andere Liste</text:span></text:p>
          </table:table-cell>
          <table:table-cell table:style-name="ce18" office:value-type="string" calcext:value-type="string">
            <text:p>Freunde, Familie, Möbelhaus, Bekleidungsgeschäft, Baby-Fachgeschäft, Kleinanzeigen</text:p>
          </table:table-cell>
          <table:table-cell table:style-name="ce18"/>
          <table:table-cell table:style-name="ce26"/>
          <table:table-cell table:number-columns-repeated="1014"/>
        </table:table-row>
        <table:table-row table:style-name="ro1">
          <table:table-cell table:style-name="ce3" table:formula="of:=[.A12]" office:value-type="date" office:date-value="2025-01-01" calcext:value-type="date">
            <text:p>01.01.25</text:p>
          </table:table-cell>
          <table:table-cell table:style-name="ce3" table:formula="of:=[.$A$2]-280+27*7" office:value-type="date" office:date-value="2024-10-02" calcext:value-type="date">
            <text:p>02.10.24</text:p>
          </table:table-cell>
          <table:table-cell table:style-name="ce8" table:formula="of:=TODAY()" office:value-type="date" office:date-value="2024-03-17" calcext:value-type="date">
            <text:p>17.03.24</text:p>
          </table:table-cell>
          <table:table-cell table:style-name="ce45"/>
          <table:table-cell table:style-name="ce13" table:number-columns-repeated="2"/>
          <table:table-cell table:style-name="ce56" office:value-type="string" calcext:value-type="string">
            <text:p><text:span text:style-name="T1">Krankenkasse</text:span><text:span text:style-name="T2">: Sind die Eltern verheiratet und beide gesetzlich versichert, wird es in der Regel beim meistverdienenden Elternteil familienversichert.</text:span></text:p>
          </table:table-cell>
          <table:table-cell table:style-name="ce18" table:number-columns-repeated="2"/>
          <table:table-cell table:style-name="ce26"/>
          <table:table-cell table:number-columns-repeated="1014"/>
        </table:table-row>
        <table:table-row table:style-name="ro1">
          <table:table-cell table:style-name="ce3" table:formula="of:=[.A13]" office:value-type="date" office:date-value="2025-01-01" calcext:value-type="date">
            <text:p>01.01.25</text:p>
          </table:table-cell>
          <table:table-cell table:style-name="ce3" table:formula="of:=[.$A$2]-280+27*7" office:value-type="date" office:date-value="2024-10-02" calcext:value-type="date">
            <text:p>02.10.24</text:p>
          </table:table-cell>
          <table:table-cell table:style-name="ce8" table:formula="of:=TODAY()" office:value-type="date" office:date-value="2024-03-17" calcext:value-type="date">
            <text:p>17.03.24</text:p>
          </table:table-cell>
          <table:table-cell table:style-name="ce45"/>
          <table:table-cell table:style-name="ce13" table:number-columns-repeated="2"/>
          <table:table-cell table:style-name="ce61" office:value-type="string" calcext:value-type="string">
            <text:p><text:span text:style-name="T3">Neue </text:span><text:span text:style-name="T5">Babykleidung </text:span><text:span text:style-name="T2">waschen, um eventuelle Rückstände aus den Textilien zu entfernen, Fläschchen und Sauger reinigen.</text:span></text:p>
          </table:table-cell>
          <table:table-cell table:style-name="ce18" table:number-columns-repeated="2"/>
          <table:table-cell table:style-name="ce26"/>
          <table:table-cell table:number-columns-repeated="1014"/>
        </table:table-row>
        <table:table-row table:style-name="ro5">
          <table:table-cell table:style-name="ce3" table:formula="of:=[.A14]" office:value-type="date" office:date-value="2025-01-01" calcext:value-type="date">
            <text:p>01.01.25</text:p>
          </table:table-cell>
          <table:table-cell table:style-name="ce3" table:formula="of:=[.$A$2]-90" office:value-type="date" office:date-value="2024-10-03" calcext:value-type="date">
            <text:p>03.10.24</text:p>
          </table:table-cell>
          <table:table-cell table:style-name="ce8" table:formula="of:=TODAY()" office:value-type="date" office:date-value="2024-03-17" calcext:value-type="date">
            <text:p>17.03.24</text:p>
          </table:table-cell>
          <table:table-cell table:style-name="ce45" table:formula="of:=[.A15]" office:value-type="date" office:date-value="2025-01-01" calcext:value-type="date">
            <text:p>01.01.25</text:p>
          </table:table-cell>
          <table:table-cell table:style-name="ce13"/>
          <table:table-cell table:style-name="ce13" office:value-type="string" calcext:value-type="string">
            <text:p>Jederzeit möglich. Kann bereits vor der Geburt beantragt werden.</text:p>
          </table:table-cell>
          <table:table-cell table:style-name="ce63" office:value-type="string" calcext:value-type="string">
            <text:p>Einen <text:span text:style-name="T1">Namen </text:span><text:span text:style-name="T2">für das Kind auswählen</text:span></text:p>
            <text:p><text:span text:style-name="T3">* besser früh als spät (falls das Kind doch zeitiger kommt)</text:span></text:p>
            <text:p><text:span text:style-name="T3">* Der Name wird erst mit der (gemeinsamen) Namenserklärung im Standesamt gültig</text:span></text:p>
          </table:table-cell>
          <table:table-cell table:style-name="ce18" table:number-columns-repeated="2"/>
          <table:table-cell table:style-name="ce26"/>
          <table:table-cell table:number-columns-repeated="1014"/>
        </table:table-row>
        <table:table-row table:style-name="ro5">
          <table:table-cell table:style-name="ce3" table:formula="of:=[.A15]" office:value-type="date" office:date-value="2025-01-01" calcext:value-type="date">
            <text:p>01.01.25</text:p>
          </table:table-cell>
          <table:table-cell table:style-name="ce3" table:formula="of:=[.$A$2]-10*7" office:value-type="date" office:date-value="2024-10-23" calcext:value-type="date">
            <text:p>23.10.24</text:p>
          </table:table-cell>
          <table:table-cell table:style-name="ce8" table:formula="of:=TODAY()" office:value-type="date" office:date-value="2024-03-17" calcext:value-type="date">
            <text:p>17.03.24</text:p>
          </table:table-cell>
          <table:table-cell table:style-name="ce45" table:formula="of:=[.$A$2]-8*7" office:value-type="date" office:date-value="2024-11-06" calcext:value-type="date">
            <text:p>06.11.24</text:p>
          </table:table-cell>
          <table:table-cell table:style-name="ce13" table:number-columns-repeated="2"/>
          <table:table-cell table:style-name="ce61" office:value-type="string" calcext:value-type="string">
            <text:p><text:span text:style-name="T1">Eine kleine Kreißsaaltasche und eine normale Kliniktasche (Koffer) </text:span><text:span text:style-name="T2">packen. </text:span></text:p>
            <text:p><text:span text:style-name="T3">* Je nach Stadt / Krankenhaus werden auch die Geburtsurkunden der Eltern / Familienstammbuch benötigt oder nur der Ausweis (falls der/die Standesbeamte täglich im Krankenhaus vorbeischaut)</text:span></text:p>
          </table:table-cell>
          <table:table-cell table:style-name="ce18" table:number-columns-repeated="2"/>
          <table:table-cell table:style-name="ce26"/>
          <table:table-cell table:number-columns-repeated="1014"/>
        </table:table-row>
        <table:table-row table:style-name="ro6">
          <table:table-cell table:style-name="ce3" table:formula="of:=[.A16]" office:value-type="date" office:date-value="2025-01-01" calcext:value-type="date">
            <text:p>01.01.25</text:p>
          </table:table-cell>
          <table:table-cell table:style-name="ce3" table:formula="of:=[.$A$2]-10*7" office:value-type="date" office:date-value="2024-10-23" calcext:value-type="date">
            <text:p>23.10.24</text:p>
          </table:table-cell>
          <table:table-cell table:style-name="ce8" table:formula="of:=TODAY()" office:value-type="date" office:date-value="2024-03-17" calcext:value-type="date">
            <text:p>17.03.24</text:p>
          </table:table-cell>
          <table:table-cell table:style-name="ce45" table:formula="of:=[.$A$2]-7*7" office:value-type="date" office:date-value="2024-11-13" calcext:value-type="date">
            <text:p>13.11.24</text:p>
          </table:table-cell>
          <table:table-cell table:style-name="ce13" office:value-type="string" calcext:value-type="string">
            <text:p>Väter spätestens 7 Wochen vor dem Entbindungstermin</text:p>
          </table:table-cell>
          <table:table-cell table:style-name="ce13"/>
          <table:table-cell table:style-name="ce56" office:value-type="string" calcext:value-type="string">
            <text:p>Vater <text:span text:style-name="T3">- Antrag auf </text:span><text:span text:style-name="T5">ElternZEIT </text:span></text:p>
            <text:p><text:span text:style-name="T3">In dem Antrag, den Sie bei Ihrem Arbeitgeber einreichen, müssen Sie bereits festlegen, welche Zeiträume Sie in den kommenden 24 Monaten für die Elternzeit nutzen möchten. Auch wenn Sie planen in Teilzeit zu gehen, muss dies hier aufgeführt werden. </text:span></text:p>
            <text:p/>
            <text:p><text:span text:style-name="T3">Wie beim Punkt „Kita“ beschrieben, auch die </text:span><text:span text:style-name="T5">Eingewöhnungsphase </text:span><text:span text:style-name="T2">in der Kinderkrippe / bei der Tagesmutter beachten! (am besten mit dem Vater)</text:span></text:p>
          </table:table-cell>
          <table:table-cell table:style-name="ce18" office:value-type="string" calcext:value-type="string">
            <text:p>AG, oftmals recht formlos</text:p>
          </table:table-cell>
          <table:table-cell table:style-name="ce18"/>
          <table:table-cell table:style-name="ce26"/>
          <table:table-cell table:number-columns-repeated="1014"/>
        </table:table-row>
        <table:table-row table:style-name="ro5">
          <table:table-cell table:style-name="ce3" table:formula="of:=[.A17]" office:value-type="date" office:date-value="2025-01-01" calcext:value-type="date">
            <text:p>01.01.25</text:p>
          </table:table-cell>
          <table:table-cell table:style-name="ce3" table:formula="of:=[.$A$2]-280+30*7" office:value-type="date" office:date-value="2024-10-23" calcext:value-type="date">
            <text:p>23.10.24</text:p>
          </table:table-cell>
          <table:table-cell table:style-name="ce8" table:formula="of:=TODAY()" office:value-type="date" office:date-value="2024-03-17" calcext:value-type="date">
            <text:p>17.03.24</text:p>
          </table:table-cell>
          <table:table-cell table:style-name="ce45"/>
          <table:table-cell table:style-name="ce13" office:value-type="string" calcext:value-type="string">
            <text:p>ab 30. Woche</text:p>
          </table:table-cell>
          <table:table-cell table:style-name="ce13"/>
          <table:table-cell table:style-name="ce56" office:value-type="string" calcext:value-type="string">
            <text:p>Haushaltshilfe <text:span text:style-name="T3">suchen </text:span></text:p>
            <text:p><text:span text:style-name="T3">Unter bestimmten Voraussetzungen werden die Kosten von der Krankenkasse übernommen. Auch Bekannte können den Zuschuss für die Hilfe in Ihrem Haushalt erhalten und Sie müssen keine fremde Person beauftragen.</text:span></text:p>
          </table:table-cell>
          <table:table-cell table:style-name="ce18" table:number-columns-repeated="2"/>
          <table:table-cell table:style-name="ce26"/>
          <table:table-cell table:number-columns-repeated="1014"/>
        </table:table-row>
        <table:table-row table:style-name="ro3">
          <table:table-cell table:style-name="ce3" table:formula="of:=[.A18]" office:value-type="date" office:date-value="2025-01-01" calcext:value-type="date">
            <text:p>01.01.25</text:p>
          </table:table-cell>
          <table:table-cell table:style-name="ce3" table:formula="of:=[.$A$2]-8*7" office:value-type="date" office:date-value="2024-11-06" calcext:value-type="date">
            <text:p>06.11.24</text:p>
          </table:table-cell>
          <table:table-cell table:style-name="ce8" table:formula="of:=TODAY()" office:value-type="date" office:date-value="2024-03-17" calcext:value-type="date">
            <text:p>17.03.24</text:p>
          </table:table-cell>
          <table:table-cell table:style-name="ce45" table:formula="of:=[.$A$2]-7*7" office:value-type="date" office:date-value="2024-11-13" calcext:value-type="date">
            <text:p>13.11.24</text:p>
          </table:table-cell>
          <table:table-cell table:style-name="ce13" table:number-columns-repeated="2"/>
          <table:table-cell table:style-name="ce61" office:value-type="string" calcext:value-type="string">
            <text:p>Die <text:span text:style-name="T1">Bescheinigung </text:span><text:span text:style-name="T2">Ihres Gynäkologen mit dem voraussichtlichen </text:span><text:span text:style-name="T5">Geburtstermin </text:span><text:span text:style-name="T2">bei Ihrer Krankenkasse abgeben (für das Mutterschaftsgeld) - etwa sieben Wochen vor dem Geburtstermin.</text:span></text:p>
          </table:table-cell>
          <table:table-cell table:style-name="ce18" office:value-type="string" calcext:value-type="string">
            <text:p>Gynäkologe</text:p>
          </table:table-cell>
          <table:table-cell table:style-name="ce18"/>
          <table:table-cell table:style-name="ce26"/>
          <table:table-cell table:number-columns-repeated="1014"/>
        </table:table-row>
        <table:table-row table:style-name="ro5">
          <table:table-cell table:style-name="ce3" table:formula="of:=[.A19]" office:value-type="date" office:date-value="2025-01-01" calcext:value-type="date">
            <text:p>01.01.25</text:p>
          </table:table-cell>
          <table:table-cell table:style-name="ce3" table:formula="of:=[.$A$2]-280+32*7" office:value-type="date" office:date-value="2024-11-06" calcext:value-type="date">
            <text:p>06.11.24</text:p>
          </table:table-cell>
          <table:table-cell table:style-name="ce8" table:formula="of:=TODAY()" office:value-type="date" office:date-value="2024-03-17" calcext:value-type="date">
            <text:p>17.03.24</text:p>
          </table:table-cell>
          <table:table-cell table:style-name="ce45"/>
          <table:table-cell table:style-name="ce13" office:value-type="string" calcext:value-type="string">
            <text:p>üblicherweise ab der 36. SSW, Anmeldung aber vorher</text:p>
          </table:table-cell>
          <table:table-cell table:style-name="ce13"/>
          <table:table-cell table:style-name="ce61" office:value-type="string" calcext:value-type="string">
            <text:p>Anmeldung zur <text:span text:style-name="T1">Hebammensprechstunde </text:span><text:span text:style-name="T2">in der ausgewählten Klinik </text:span></text:p>
            <text:p><text:span text:style-name="T3">* Vorbereitung des Papierkrams, Wassergeburt ja/nein, Schmerzmittel ja/nein, Persönliche Angaben, etc.</text:span></text:p>
            <text:p><text:span text:style-name="T3">* Üblicherweise erfolgt die Sprechstunde ab der 36. SSW</text:span></text:p>
          </table:table-cell>
          <table:table-cell table:style-name="ce18" office:value-type="string" calcext:value-type="string">
            <text:p>Geburtsklinik</text:p>
          </table:table-cell>
          <table:table-cell table:style-name="ce18"/>
          <table:table-cell table:style-name="ce26"/>
          <table:table-cell table:number-columns-repeated="1014"/>
        </table:table-row>
        <table:table-row table:style-name="ro5">
          <table:table-cell table:style-name="ce3" table:formula="of:=[.A20]" office:value-type="date" office:date-value="2025-01-01" calcext:value-type="date">
            <text:p>01.01.25</text:p>
          </table:table-cell>
          <table:table-cell table:style-name="ce3" table:formula="of:=[.$A$2]-7*7" office:value-type="date" office:date-value="2024-11-13" calcext:value-type="date">
            <text:p>13.11.24</text:p>
          </table:table-cell>
          <table:table-cell table:style-name="ce8" table:formula="of:=TODAY()" office:value-type="date" office:date-value="2024-03-17" calcext:value-type="date">
            <text:p>17.03.24</text:p>
          </table:table-cell>
          <table:table-cell table:style-name="ce45"/>
          <table:table-cell table:style-name="ce13" office:value-type="string" calcext:value-type="string">
            <text:p>Frühestens eine</text:p>
            <text:p>Woche vor Beginn der</text:p>
            <text:p>Mutterschutzfrist</text:p>
          </table:table-cell>
          <table:table-cell table:style-name="ce13"/>
          <table:table-cell table:style-name="ce61" office:value-type="string" calcext:value-type="string">
            <text:p>ausgefüllten <text:span text:style-name="T1">Antrag auf Mutterschaftsgeld </text:span><text:span text:style-name="T2">einreichen </text:span></text:p>
            <text:p><text:span text:style-name="T3">* Der Arbeitgeber zahlt das Gehalt abzgl. Mutterschaftsgeld</text:span></text:p>
            <text:p><text:span text:style-name="T3">* Die Krankenkasse zahlt den Differenzbetrag von 13 € / Kalendertag zum Gehalt</text:span></text:p>
          </table:table-cell>
          <table:table-cell table:style-name="ce18" office:value-type="string" calcext:value-type="string">
            <text:p>Krankenkasse +++ Ärztliche Bescheinigung über den voraussichtlichen Entbindungstermin</text:p>
          </table:table-cell>
          <table:table-cell table:style-name="ce18"/>
          <table:table-cell table:style-name="ce26"/>
          <table:table-cell table:number-columns-repeated="1014"/>
        </table:table-row>
        <table:table-row table:style-name="ro4">
          <table:table-cell table:style-name="ce3" table:formula="of:=[.A21]" office:value-type="date" office:date-value="2025-01-01" calcext:value-type="date">
            <text:p>01.01.25</text:p>
          </table:table-cell>
          <table:table-cell table:style-name="ce5" table:formula="of:=[.A22]-(6*7)" office:value-type="date" office:date-value="2024-11-20" calcext:value-type="date">
            <text:p>20.11.24</text:p>
          </table:table-cell>
          <table:table-cell table:style-name="ce9"/>
          <table:table-cell table:style-name="ce46" table:formula="of:=[.A22]-(6*7)" office:value-type="date" office:date-value="2024-11-20" calcext:value-type="date">
            <text:p>20.11.24</text:p>
          </table:table-cell>
          <table:table-cell table:style-name="ce14" table:number-columns-repeated="2"/>
          <table:table-cell table:style-name="ce64" office:value-type="string" calcext:value-type="string">
            <text:p><text:span text:style-name="T4">Beginn des Mutterschutzes</text:span></text:p>
            <text:p>* 6 Wochen vor dem errechneten Geburtstermin </text:p>
            <text:p>* üblicherweise Ende der Beschäftigung </text:p>
            <text:p>* Beginn der Zahlung von Mutterschaftsgeld = Zuzahlung der Krankenkasse an den AG zum Gehalt. Beim eigenen Netto ändert sich nichts</text:p>
          </table:table-cell>
          <table:table-cell table:style-name="ce21" table:number-columns-repeated="2"/>
          <table:table-cell table:style-name="ce27"/>
          <table:table-cell table:number-columns-repeated="1014"/>
        </table:table-row>
        <table:table-row table:style-name="ro7">
          <table:table-cell table:style-name="ce3" table:formula="of:=[.A22]" office:value-type="date" office:date-value="2025-01-01" calcext:value-type="date">
            <text:p>01.01.25</text:p>
          </table:table-cell>
          <table:table-cell table:style-name="ce3" table:formula="of:=[.$A$2]-280+35*7" office:value-type="date" office:date-value="2024-11-27" calcext:value-type="date">
            <text:p>27.11.24</text:p>
          </table:table-cell>
          <table:table-cell table:style-name="ce8" table:formula="of:=TODAY()" office:value-type="date" office:date-value="2024-03-17" calcext:value-type="date">
            <text:p>17.03.24</text:p>
          </table:table-cell>
          <table:table-cell table:style-name="ce45" table:formula="of:=[.$A$2]-280+35*7" office:value-type="date" office:date-value="2024-11-27" calcext:value-type="date">
            <text:p>27.11.24</text:p>
          </table:table-cell>
          <table:table-cell table:style-name="ce13" office:value-type="string" calcext:value-type="string">
            <text:p>ab 35. Woche</text:p>
          </table:table-cell>
          <table:table-cell table:style-name="ce13"/>
          <table:table-cell table:style-name="ce56" office:value-type="string" calcext:value-type="string">
            <text:p>Beide <text:span text:style-name="T3">- Antrag auf </text:span><text:span text:style-name="T5">ElternGELD </text:span><text:span text:style-name="T2">vorbereiten / in der EG-Stelle beraten lassen</text:span></text:p>
            <text:p><text:span text:style-name="T3">* für jeden Elternteil, der </text:span><text:span text:style-name="T5">länger als 2 Monate Elternzeit</text:span><text:span text:style-name="T2"> nimmt</text:span></text:p>
            <text:p><text:span text:style-name="T3">* Wenn beide Eltern zeitgleich die Betreuung des Kindes übernehmen und Elterngeld beantragen, so erhalten sie zwei zusätzliche Monate Elterngeld, die so genannten Vätermonate. Insgesamt verlängert sich der Elterngeldanspruch auf also 14 Monate. [...] Diese müssen nicht zusammenhängend genommen werden. </text:span></text:p>
            <text:p><text:span text:style-name="T3">* Ein klassisches Beispiel ist, dass der Vater zur Geburt des Kindes einen Monat Elternzeit beantragt und einen weiteren zu einem späteren Zeitpunkt.</text:span></text:p>
            <text:p><text:span text:style-name="T3">* </text:span><text:span text:style-name="T5">Elterngeld darf nur zusammen mit Elternzeit genommen </text:span><text:span text:style-name="T2">werden. Diese Elternzeit muss einem </text:span><text:span text:style-name="T5">Lebensmonat (LM)</text:span><text:span text:style-name="T2"> des Kindes entsprechen, z.B. 15.07. - 14.08. Wenn die ElternZEIT abweicht (z.B. 01.07.-31.07.), werden Einnahmen angerechnet und das ElternGELD verringert sich.</text:span></text:p>
          </table:table-cell>
          <table:table-cell table:style-name="ce18" office:value-type="string" calcext:value-type="string">
            <text:p>Geburtsurkunde, Gehaltsnachweise, der ausgefüllte Antrag, Personalausweiskopien</text:p>
          </table:table-cell>
          <table:table-cell table:style-name="ce18"/>
          <table:table-cell table:style-name="ce26"/>
          <table:table-cell table:number-columns-repeated="1014"/>
        </table:table-row>
        <table:table-row table:style-name="ro4">
          <table:table-cell table:style-name="ce3" table:formula="of:=[.A23]" office:value-type="date" office:date-value="2025-01-01" calcext:value-type="date">
            <text:p>01.01.25</text:p>
          </table:table-cell>
          <table:table-cell table:style-name="ce3" table:formula="of:=[.$A$2]-4*7" office:value-type="date" office:date-value="2024-12-04" calcext:value-type="date">
            <text:p>04.12.24</text:p>
          </table:table-cell>
          <table:table-cell table:style-name="ce8" table:formula="of:=TODAY()" office:value-type="date" office:date-value="2024-03-17" calcext:value-type="date">
            <text:p>17.03.24</text:p>
          </table:table-cell>
          <table:table-cell table:style-name="ce45" table:formula="of:=[.$A$2]-3*7" office:value-type="date" office:date-value="2024-12-11" calcext:value-type="date">
            <text:p>11.12.24</text:p>
          </table:table-cell>
          <table:table-cell table:style-name="ce13" table:number-columns-repeated="2"/>
          <table:table-cell table:style-name="ce61" office:value-type="string" calcext:value-type="string">
            <text:p><text:span text:style-name="T1">Transport in die Klinik planen</text:span><text:span text:style-name="T2"> (etwa drei Wochen vorher)</text:span></text:p>
            <text:p><text:span text:style-name="T3">* wichtige Telefonnummern notieren </text:span></text:p>
            <text:p><text:span text:style-name="T3">* Hilfe für die erste Zeit nach der Geburt organisieren (z.B. Kinds-Vater, Freunde, Verwandte). Unter bestimmten Voraussetzungen können Sie auch einen Antrag auf eine Haushaltshilfe bei der Krankenkasse stellen.</text:span></text:p>
          </table:table-cell>
          <table:table-cell table:style-name="ce18" table:number-columns-repeated="2"/>
          <table:table-cell table:style-name="ce26"/>
          <table:table-cell table:style-name="ce31" table:number-columns-repeated="1014"/>
        </table:table-row>
        <table:table-row table:style-name="ro1">
          <table:table-cell table:style-name="ce3" table:formula="of:=[.A24]" office:value-type="date" office:date-value="2025-01-01" calcext:value-type="date">
            <text:p>01.01.25</text:p>
          </table:table-cell>
          <table:table-cell table:style-name="ce3" table:formula="of:=[.$A$2]-2*7" office:value-type="date" office:date-value="2024-12-18" calcext:value-type="date">
            <text:p>18.12.24</text:p>
          </table:table-cell>
          <table:table-cell table:style-name="ce8" table:formula="of:=TODAY()" office:value-type="date" office:date-value="2024-03-17" calcext:value-type="date">
            <text:p>17.03.24</text:p>
          </table:table-cell>
          <table:table-cell table:style-name="ce45"/>
          <table:table-cell table:style-name="ce13" table:number-columns-repeated="2"/>
          <table:table-cell table:style-name="ce61" office:value-type="string" calcext:value-type="string">
            <text:p><text:span text:style-name="T1">Vorräte </text:span><text:span text:style-name="T2">besorgen (etwa zwei Wochen vorher)</text:span></text:p>
            <text:p><text:span text:style-name="T3">Eventuell Essen vorkochen und einfrieren</text:span></text:p>
          </table:table-cell>
          <table:table-cell table:style-name="ce18" table:number-columns-repeated="2"/>
          <table:table-cell table:style-name="ce26"/>
          <table:table-cell table:number-columns-repeated="1014"/>
        </table:table-row>
        <table:table-row table:style-name="ro8">
          <table:table-cell table:style-name="ce4" table:formula="of:=[.A25]" office:value-type="date" office:date-value="2025-01-01" calcext:value-type="date">
            <text:p>01.01.25</text:p>
          </table:table-cell>
          <table:table-cell table:style-name="ce4" table:formula="of:=[.$A$2]" office:value-type="date" office:date-value="2025-01-01" calcext:value-type="date">
            <text:p>01.01.25</text:p>
          </table:table-cell>
          <table:table-cell table:style-name="ce4" table:formula="of:=TODAY()" office:value-type="date" office:date-value="2024-03-17" calcext:value-type="date">
            <text:p>17.03.24</text:p>
          </table:table-cell>
          <table:table-cell table:style-name="ce47"/>
          <table:table-cell table:style-name="ce15"/>
          <table:table-cell table:style-name="ce15" office:value-type="string" calcext:value-type="string">
            <text:p>GEBURT</text:p>
          </table:table-cell>
          <table:table-cell table:style-name="ce65" office:value-type="string" calcext:value-type="string">
            <text:p>Geburt</text:p>
          </table:table-cell>
          <table:table-cell table:style-name="ce15" table:number-columns-repeated="2"/>
          <table:table-cell table:style-name="ce28"/>
          <table:table-cell table:style-name="ce32" table:number-columns-repeated="247"/>
          <table:table-cell table:style-name="ce33" table:number-columns-repeated="767"/>
        </table:table-row>
        <table:table-row table:style-name="ro9">
          <table:table-cell table:style-name="ce3" table:formula="of:=[.A26]" office:value-type="date" office:date-value="2025-01-01" calcext:value-type="date">
            <text:p>01.01.25</text:p>
          </table:table-cell>
          <table:table-cell table:style-name="ce3" table:formula="of:=[.$A$2]+1" office:value-type="date" office:date-value="2025-01-02" calcext:value-type="date">
            <text:p>02.01.25</text:p>
          </table:table-cell>
          <table:table-cell table:style-name="ce8" table:formula="of:=TODAY()" office:value-type="date" office:date-value="2024-03-17" calcext:value-type="date">
            <text:p>17.03.24</text:p>
          </table:table-cell>
          <table:table-cell table:style-name="ce45" table:formula="of:=[.$A$2]+7" office:value-type="date" office:date-value="2025-01-08" calcext:value-type="date">
            <text:p>08.01.25</text:p>
          </table:table-cell>
          <table:table-cell table:style-name="ce13" office:value-type="string" calcext:value-type="string">
            <text:p>Direkt nach der Geburt</text:p>
            <text:p>(innerhalb 1 Woche)</text:p>
          </table:table-cell>
          <table:table-cell table:style-name="ce13"/>
          <table:table-cell table:style-name="ce56" office:value-type="string" calcext:value-type="string">
            <text:p>Geburtsurkunde vom Standesamt<text:span text:style-name="T3"> abholen </text:span></text:p>
            <text:p><text:span text:style-name="T3">* kommt in vier Ausfertigungen: EG-Stelle, Kindergeld, Krankenkasse, normal</text:span></text:p>
            <text:p><text:span text:style-name="T3">* optional: weitere "normale" Ausfertigung ausdrucken lassen (so hat das Kind und Sie später jeweils ein Exemplar, z.B. zur Hochzeit in 30 Jahren)</text:span></text:p>
            <text:p><text:span text:style-name="T3">* kann teilweise schon im Krankenhaus angemeldet werden</text:span></text:p>
            <text:p><text:span text:style-name="T3">* Falls ein Elternteil nicht persönlich zum Standesamt kommen kann, reicht eine Vollmacht und/oder der Ausweis.</text:span></text:p>
          </table:table-cell>
          <table:table-cell table:style-name="ce18" office:value-type="string" calcext:value-type="string">
            <text:p><text:span text:style-name="T3">Standesamt, das für den</text:span></text:p>
            <text:p><text:span text:style-name="T3">Geburtsort des Kindes</text:span></text:p>
            <text:p><text:span text:style-name="T3">zuständig ist. In vielen Fällen</text:span></text:p>
            <text:p><text:span text:style-name="T3">übernehmen das die Geburtskliniken. +++ </text:span><text:span text:style-name="T5">Bescheinigung der Klinik über die Geburt </text:span><text:span text:style-name="T2">des Kindes, Personalausweise, Verheiratete Eltern: Heiratsurkunde</text:span></text:p>
          </table:table-cell>
          <table:table-cell table:style-name="ce18"/>
          <table:table-cell table:style-name="ce26"/>
          <table:table-cell table:number-columns-repeated="1014"/>
        </table:table-row>
        <table:table-row table:style-name="ro6">
          <table:table-cell table:style-name="ce3" table:formula="of:=[.A27]" office:value-type="date" office:date-value="2025-01-01" calcext:value-type="date">
            <text:p>01.01.25</text:p>
          </table:table-cell>
          <table:table-cell table:style-name="ce3" table:formula="of:=[.$A$2]+1" office:value-type="date" office:date-value="2025-01-02" calcext:value-type="date">
            <text:p>02.01.25</text:p>
          </table:table-cell>
          <table:table-cell table:style-name="ce8" table:formula="of:=TODAY()" office:value-type="date" office:date-value="2024-03-17" calcext:value-type="date">
            <text:p>17.03.24</text:p>
          </table:table-cell>
          <table:table-cell table:style-name="ce45" table:formula="of:=[.$A$2]+1*7" office:value-type="date" office:date-value="2025-01-08" calcext:value-type="date">
            <text:p>08.01.25</text:p>
          </table:table-cell>
          <table:table-cell table:style-name="ce13" office:value-type="string" calcext:value-type="string">
            <text:p>Mütter spätestens 7 Wochen vor Beginn der Elternzeit (nach dem Mutterschutz) - spätestens eine Woche nach der Geburt</text:p>
          </table:table-cell>
          <table:table-cell table:style-name="ce13"/>
          <table:table-cell table:style-name="ce56" office:value-type="string" calcext:value-type="string">
            <text:p>Mutter <text:span text:style-name="T3">- Antrag auf </text:span><text:span text:style-name="T5">ElternZEIT </text:span></text:p>
            <text:p><text:span text:style-name="T3">* In dem Antrag, den Sie bei Ihrem Arbeitgeber einreichen, müssen Sie bereits festlegen, welche Zeiträume Sie in den kommenden 24 Monaten für die Elternzeit nutzen möchten. Auch wenn Sie planen in Teilzeit zu gehen, muss dies hier aufgeführt werden.</text:span></text:p>
            <text:p><text:span text:style-name="T3">* Die </text:span><text:span text:style-name="T5">ersten acht Wochen</text:span><text:span text:style-name="T2"> (zwölf bei Frühgeburt) erhält die Mutter </text:span><text:span text:style-name="T5">Mutterschaftsgeld und ist im Mutterschutz</text:span><text:span text:style-name="T2">. Der Elternzeit-Antrag ist ebenfalls sieben Wochen vorher einzureichen. (daraus ergibt sich theoretisch nur eine Woche Handlungsspielraum)</text:span></text:p>
          </table:table-cell>
          <table:table-cell table:style-name="ce18" office:value-type="string" calcext:value-type="string">
            <text:p>AG +++ Schriftlichen Antrag über die Dauer der Elternzeit bei Arbeitgeber/Arbeitgeberin abgeben</text:p>
          </table:table-cell>
          <table:table-cell table:style-name="ce18"/>
          <table:table-cell table:style-name="ce26"/>
          <table:table-cell table:number-columns-repeated="1014"/>
        </table:table-row>
        <table:table-row table:style-name="ro3">
          <table:table-cell table:style-name="ce3" table:formula="of:=[.A28]" office:value-type="date" office:date-value="2025-01-01" calcext:value-type="date">
            <text:p>01.01.25</text:p>
          </table:table-cell>
          <table:table-cell table:style-name="ce3" table:formula="of:=[.$A$2]+7" office:value-type="date" office:date-value="2025-01-08" calcext:value-type="date">
            <text:p>08.01.25</text:p>
          </table:table-cell>
          <table:table-cell table:style-name="ce8" table:formula="of:=TODAY()" office:value-type="date" office:date-value="2024-03-17" calcext:value-type="date">
            <text:p>17.03.24</text:p>
          </table:table-cell>
          <table:table-cell table:style-name="ce45" table:formula="of:=[.A29]+90" office:value-type="date" office:date-value="2025-04-01" calcext:value-type="date">
            <text:p>01.04.25</text:p>
          </table:table-cell>
          <table:table-cell table:style-name="ce13" table:number-columns-repeated="2"/>
          <table:table-cell table:style-name="ce61" office:value-type="string" calcext:value-type="string">
            <text:p>Antrag auf <text:span text:style-name="T1">ElternGELD </text:span><text:span text:style-name="T2">abgeben (spätestens nach drei Monaten)</text:span></text:p>
          </table:table-cell>
          <table:table-cell table:style-name="ce18" office:value-type="string" calcext:value-type="string">
            <text:p>Elterngeldstellen +++ Antrag für das Elterngeld +++ Geburtsurkunde +++ Einkommenserklärung </text:p>
          </table:table-cell>
          <table:table-cell table:style-name="ce24" office:value-type="string" calcext:value-type="string">
            <text:p><text:a xlink:href="https://familienportal.de/familienportal/meta/egr" xlink:type="simple">https://familienportal.de/familienportal/meta/egr</text:a> </text:p>
          </table:table-cell>
          <table:table-cell table:style-name="ce26"/>
          <table:table-cell table:number-columns-repeated="1014"/>
        </table:table-row>
        <table:table-row table:style-name="ro3">
          <table:table-cell table:style-name="ce3" table:formula="of:=[.A29]" office:value-type="date" office:date-value="2025-01-01" calcext:value-type="date">
            <text:p>01.01.25</text:p>
          </table:table-cell>
          <table:table-cell table:style-name="ce3" table:formula="of:=[.$A$2]+7" office:value-type="date" office:date-value="2025-01-08" calcext:value-type="date">
            <text:p>08.01.25</text:p>
          </table:table-cell>
          <table:table-cell table:style-name="ce8" table:formula="of:=TODAY()" office:value-type="date" office:date-value="2024-03-17" calcext:value-type="date">
            <text:p>17.03.24</text:p>
          </table:table-cell>
          <table:table-cell table:style-name="ce45"/>
          <table:table-cell table:style-name="ce13"/>
          <table:table-cell table:style-name="ce13" office:value-type="string" calcext:value-type="string">
            <text:p>Nach der Geburt</text:p>
          </table:table-cell>
          <table:table-cell table:style-name="ce61" office:value-type="string" calcext:value-type="string">
            <text:p><text:span text:style-name="T3">Antrag auf </text:span><text:span text:style-name="T5">Familienkrankenversicherung </text:span><text:span text:style-name="T2">für das Kind</text:span></text:p>
          </table:table-cell>
          <table:table-cell table:style-name="ce18" office:value-type="string" calcext:value-type="string">
            <text:p>Krankenkasse der Mutter oder des Vaters +++ Geburtsurkunde des Kindes </text:p>
          </table:table-cell>
          <table:table-cell table:style-name="ce18"/>
          <table:table-cell table:style-name="ce26"/>
          <table:table-cell table:number-columns-repeated="1014"/>
        </table:table-row>
        <table:table-row table:style-name="ro6">
          <table:table-cell table:style-name="ce3" table:formula="of:=[.A30]" office:value-type="date" office:date-value="2025-01-01" calcext:value-type="date">
            <text:p>01.01.25</text:p>
          </table:table-cell>
          <table:table-cell table:style-name="ce3" table:formula="of:=[.$A$2]+7" office:value-type="date" office:date-value="2025-01-08" calcext:value-type="date">
            <text:p>08.01.25</text:p>
          </table:table-cell>
          <table:table-cell table:style-name="ce8" table:formula="of:=TODAY()" office:value-type="date" office:date-value="2024-03-17" calcext:value-type="date">
            <text:p>17.03.24</text:p>
          </table:table-cell>
          <table:table-cell table:style-name="ce45"/>
          <table:table-cell table:style-name="ce13" table:number-columns-repeated="2"/>
          <table:table-cell table:style-name="ce61" office:value-type="string" calcext:value-type="string">
            <text:p><text:span text:style-name="T3">Antrag auf </text:span><text:span text:style-name="T5">Kinderbetreuungsplatz</text:span></text:p>
          </table:table-cell>
          <table:table-cell table:style-name="ce18" office:value-type="string" calcext:value-type="string">
            <text:p>Jugendamt und Freie Träger (z.B. Wohlfahrtsverbände und kirchliche Träger) +++ Geburtsurkunde des Kindes.</text:p>
            <text:p>Tipp Am besten schon vor der Geburt durch das Jugendamt beraten lassen</text:p>
          </table:table-cell>
          <table:table-cell table:style-name="ce18"/>
          <table:table-cell table:style-name="ce26"/>
          <table:table-cell table:number-columns-repeated="1014"/>
        </table:table-row>
        <table:table-row table:style-name="ro3">
          <table:table-cell table:style-name="ce3" table:formula="of:=[.A31]" office:value-type="date" office:date-value="2025-01-01" calcext:value-type="date">
            <text:p>01.01.25</text:p>
          </table:table-cell>
          <table:table-cell table:style-name="ce3" table:formula="of:=[.$A$2]+7" office:value-type="date" office:date-value="2025-01-08" calcext:value-type="date">
            <text:p>08.01.25</text:p>
          </table:table-cell>
          <table:table-cell table:style-name="ce8" table:formula="of:=TODAY()" office:value-type="date" office:date-value="2024-03-17" calcext:value-type="date">
            <text:p>17.03.24</text:p>
          </table:table-cell>
          <table:table-cell table:style-name="ce45"/>
          <table:table-cell table:style-name="ce13" table:number-columns-repeated="2"/>
          <table:table-cell table:style-name="ce61" office:value-type="string" calcext:value-type="string">
            <text:p>Antrag auf <text:span text:style-name="T1">Kindergeld </text:span><text:span text:style-name="T2">und ggf. Kinderzuschlag abgeben</text:span></text:p>
            <text:p><text:span text:style-name="T3">* Angestellte des öffentlichen Dienstes, Beamte, Richter und Soldaten haben eine eigene Familienkasse. Hier bitte rechtzeitig informieren, wer dafür zuständig ist.</text:span></text:p>
          </table:table-cell>
          <table:table-cell table:style-name="ce18" office:value-type="string" calcext:value-type="string">
            <text:p>Familienkasse +++ Original der Geburtsurkunde </text:p>
          </table:table-cell>
          <table:table-cell table:style-name="ce24" office:value-type="string" calcext:value-type="string">
            <text:p><text:a xlink:href="https://www.arbeitsagentur.de/familie-und-kinder/infos-rund-um-kindergeld/kindergeld-anspruch-hoehe-dauer" xlink:type="simple">https://www.arbeitsagentur.de/familie-und-kinder/infos-rund-um-kindergeld/kindergeld-anspruch-hoehe-dauer</text:a> </text:p>
          </table:table-cell>
          <table:table-cell table:style-name="ce26"/>
          <table:table-cell table:number-columns-repeated="1014"/>
        </table:table-row>
        <table:table-row table:style-name="ro8">
          <table:table-cell table:style-name="ce3" table:formula="of:=[.A32]" office:value-type="date" office:date-value="2025-01-01" calcext:value-type="date">
            <text:p>01.01.25</text:p>
          </table:table-cell>
          <table:table-cell table:style-name="ce3" table:formula="of:=[.$A$2]+7" office:value-type="date" office:date-value="2025-01-08" calcext:value-type="date">
            <text:p>08.01.25</text:p>
          </table:table-cell>
          <table:table-cell table:style-name="ce8" table:formula="of:=TODAY()" office:value-type="date" office:date-value="2024-03-17" calcext:value-type="date">
            <text:p>17.03.24</text:p>
          </table:table-cell>
          <table:table-cell table:style-name="ce45"/>
          <table:table-cell table:style-name="ce13" table:number-columns-repeated="2"/>
          <table:table-cell table:style-name="ce61" office:value-type="string" calcext:value-type="string">
            <text:p><text:span text:style-name="T3">Falls gewünscht: </text:span><text:span text:style-name="T5">Geburtsanzeige </text:span><text:span text:style-name="T2">fertigstellen und abschicken.</text:span></text:p>
          </table:table-cell>
          <table:table-cell table:style-name="ce18" table:number-columns-repeated="2"/>
          <table:table-cell table:style-name="ce26"/>
          <table:table-cell table:number-columns-repeated="1014"/>
        </table:table-row>
        <table:table-row table:style-name="ro8">
          <table:table-cell table:style-name="ce3" table:formula="of:=[.A33]" office:value-type="date" office:date-value="2025-01-01" calcext:value-type="date">
            <text:p>01.01.25</text:p>
          </table:table-cell>
          <table:table-cell table:style-name="ce3" table:formula="of:=[.$A$2]+7" office:value-type="date" office:date-value="2025-01-08" calcext:value-type="date">
            <text:p>08.01.25</text:p>
          </table:table-cell>
          <table:table-cell table:style-name="ce8" table:formula="of:=TODAY()" office:value-type="date" office:date-value="2024-03-17" calcext:value-type="date">
            <text:p>17.03.24</text:p>
          </table:table-cell>
          <table:table-cell table:style-name="ce45"/>
          <table:table-cell table:style-name="ce13" table:number-columns-repeated="2"/>
          <table:table-cell table:style-name="ce61" office:value-type="string" calcext:value-type="string">
            <text:p><text:span text:style-name="T3">Für einen </text:span><text:span text:style-name="T5">Rückbildungskurs </text:span><text:span text:style-name="T2">anmelden.</text:span></text:p>
          </table:table-cell>
          <table:table-cell table:style-name="ce18" table:number-columns-repeated="2"/>
          <table:table-cell table:style-name="ce26"/>
          <table:table-cell table:number-columns-repeated="1014"/>
        </table:table-row>
        <table:table-row table:style-name="ro5">
          <table:table-cell table:style-name="ce3" table:formula="of:=[.A34]" office:value-type="date" office:date-value="2025-01-01" calcext:value-type="date">
            <text:p>01.01.25</text:p>
          </table:table-cell>
          <table:table-cell table:style-name="ce3" table:formula="of:=[.$A$2]+7" office:value-type="date" office:date-value="2025-01-08" calcext:value-type="date">
            <text:p>08.01.25</text:p>
          </table:table-cell>
          <table:table-cell table:style-name="ce8" table:formula="of:=TODAY()" office:value-type="date" office:date-value="2024-03-17" calcext:value-type="date">
            <text:p>17.03.24</text:p>
          </table:table-cell>
          <table:table-cell table:style-name="ce45"/>
          <table:table-cell table:style-name="ce13" table:number-columns-repeated="2"/>
          <table:table-cell table:style-name="ce61" office:value-type="string" calcext:value-type="string">
            <text:p>Kind beim <text:span text:style-name="T1">Einwohnermeldeamt </text:span><text:span text:style-name="T2">anmelden </text:span></text:p>
            <text:p><text:span text:style-name="T3">(falls nicht bereits durch das Standesamt erledigt) und optional einen Pass beantragen</text:span></text:p>
            <text:p><text:span text:style-name="T3">* für Kinder unter sechs Jahren gelten noch keine strengen, biometrischen Vorgaben bei Passfotos.</text:span></text:p>
          </table:table-cell>
          <table:table-cell table:style-name="ce18" office:value-type="string" calcext:value-type="string">
            <text:p>Personalausweise, Geburtsurkunde des Kindes, Lichtbild des Kindes </text:p>
          </table:table-cell>
          <table:table-cell table:style-name="ce18"/>
          <table:table-cell table:style-name="ce26"/>
          <table:table-cell table:number-columns-repeated="1014"/>
        </table:table-row>
        <table:table-row table:style-name="ro5">
          <table:table-cell table:style-name="ce3" table:formula="of:=[.A35]" office:value-type="date" office:date-value="2025-01-01" calcext:value-type="date">
            <text:p>01.01.25</text:p>
          </table:table-cell>
          <table:table-cell table:style-name="ce3" table:formula="of:=[.$A$2]+7" office:value-type="date" office:date-value="2025-01-08" calcext:value-type="date">
            <text:p>08.01.25</text:p>
          </table:table-cell>
          <table:table-cell table:style-name="ce8" table:formula="of:=TODAY()" office:value-type="date" office:date-value="2024-03-17" calcext:value-type="date">
            <text:p>17.03.24</text:p>
          </table:table-cell>
          <table:table-cell table:style-name="ce45"/>
          <table:table-cell table:style-name="ce13"/>
          <table:table-cell table:style-name="ce13" office:value-type="string" calcext:value-type="string">
            <text:p>Jederzeit möglich. Kann bereits vor der Geburt beantragt werden.</text:p>
          </table:table-cell>
          <table:table-cell table:style-name="ce56" office:value-type="string" calcext:value-type="string">
            <text:p><text:span text:style-name="T3">(falls unverheiratet) </text:span><text:span text:style-name="T5">Sorgerecht </text:span><text:span text:style-name="T2">beantragen </text:span></text:p>
            <text:p><text:span text:style-name="T3">Jederzeit möglich. Kann bereits vor der Geburt beantragt werden.</text:span></text:p>
          </table:table-cell>
          <table:table-cell table:style-name="ce18" office:value-type="string" calcext:value-type="string">
            <text:p>Das örtliche Jugendamt (kostenfrei)</text:p>
          </table:table-cell>
          <table:table-cell table:style-name="ce18"/>
          <table:table-cell table:style-name="ce26"/>
          <table:table-cell table:number-columns-repeated="1014"/>
        </table:table-row>
        <table:table-row table:style-name="ro2">
          <table:table-cell table:style-name="ce3" table:formula="of:=[.A36]" office:value-type="date" office:date-value="2025-01-01" calcext:value-type="date">
            <text:p>01.01.25</text:p>
          </table:table-cell>
          <table:table-cell table:style-name="ce3" table:formula="of:=[.$A$2]+7" office:value-type="date" office:date-value="2025-01-08" calcext:value-type="date">
            <text:p>08.01.25</text:p>
          </table:table-cell>
          <table:table-cell table:style-name="ce8" table:formula="of:=TODAY()" office:value-type="date" office:date-value="2024-03-17" calcext:value-type="date">
            <text:p>17.03.24</text:p>
          </table:table-cell>
          <table:table-cell table:style-name="ce45"/>
          <table:table-cell table:style-name="ce13" table:number-columns-repeated="2"/>
          <table:table-cell table:style-name="ce56" office:value-type="string" calcext:value-type="string">
            <text:p>Steuererklärung <text:span text:style-name="T3">vorbereiten </text:span></text:p>
            <text:p><text:span text:style-name="T3">Beachten Sie, dass alle Leistungen rund um Schwangerschaft und Geburt, die nicht von Ihrer Krankenkasse erstattet wurden, steuerlich geltend gemacht werden können. Bewahren Sie also alle Rechnungen (Kursgebühren, Hebammenleistungen, Fahrtkosten, etc.) sorgfältig auf. Auch eine Haushaltshilfe nach der Schwangerschaft kann als haushaltsnahe Dienstleistung abgesetzt werden.</text:span></text:p>
          </table:table-cell>
          <table:table-cell table:style-name="ce18" table:number-columns-repeated="2"/>
          <table:table-cell table:style-name="ce26"/>
          <table:table-cell table:number-columns-repeated="1014"/>
        </table:table-row>
        <table:table-row table:style-name="ro5">
          <table:table-cell table:style-name="ce3" table:formula="of:=[.A37]" office:value-type="date" office:date-value="2025-01-01" calcext:value-type="date">
            <text:p>01.01.25</text:p>
          </table:table-cell>
          <table:table-cell table:style-name="ce3" table:formula="of:=[.$A$2]+7" office:value-type="date" office:date-value="2025-01-08" calcext:value-type="date">
            <text:p>08.01.25</text:p>
          </table:table-cell>
          <table:table-cell table:style-name="ce8" table:formula="of:=TODAY()" office:value-type="date" office:date-value="2024-03-17" calcext:value-type="date">
            <text:p>17.03.24</text:p>
          </table:table-cell>
          <table:table-cell table:style-name="ce45"/>
          <table:table-cell table:style-name="ce13"/>
          <table:table-cell table:style-name="ce13" office:value-type="string" calcext:value-type="string">
            <text:p>Jederzeit möglich. Kann bereits vor der Geburt beantragt werden.</text:p>
          </table:table-cell>
          <table:table-cell table:style-name="ce56" office:value-type="string" calcext:value-type="string">
            <text:p><text:span text:style-name="T3">(falls unverheiratet) </text:span><text:span text:style-name="T5">Vaterschaftsanerkennung </text:span></text:p>
            <text:p><text:span text:style-name="T3">Jederzeit möglich. Kann bereits vor der Geburt beantragt werden.</text:span></text:p>
          </table:table-cell>
          <table:table-cell table:style-name="ce18" office:value-type="string" calcext:value-type="string">
            <text:p>Das örtliche Jugendamt (kostenfrei)</text:p>
            <text:p>Das örtliche Standesamt (kostenfrei)</text:p>
          </table:table-cell>
          <table:table-cell table:style-name="ce18"/>
          <table:table-cell table:style-name="ce26"/>
          <table:table-cell table:number-columns-repeated="1014"/>
        </table:table-row>
        <table:table-row table:style-name="ro2">
          <table:table-cell table:style-name="ce5" table:formula="of:=[.A38]" office:value-type="date" office:date-value="2025-01-01" calcext:value-type="date">
            <text:p>01.01.25</text:p>
          </table:table-cell>
          <table:table-cell table:style-name="ce5" table:formula="of:=[.A39]+(8*7)" office:value-type="date" office:date-value="2025-02-26" calcext:value-type="date">
            <text:p>26.02.25</text:p>
          </table:table-cell>
          <table:table-cell table:style-name="ce9"/>
          <table:table-cell table:style-name="ce46" table:formula="of:=[.A39]+(8*7)" office:value-type="date" office:date-value="2025-02-26" calcext:value-type="date">
            <text:p>26.02.25</text:p>
          </table:table-cell>
          <table:table-cell table:style-name="ce14" table:number-columns-repeated="2"/>
          <table:table-cell table:style-name="ce64" office:value-type="string" calcext:value-type="string">
            <text:p><text:span text:style-name="T4">Ende des Mutterschutzes</text:span></text:p>
            <text:p>* 8 Wochen nach der Geburt (12 bei Frühgeburt / Mehrlingsgeburt / Behinderung)</text:p>
            <text:p>* Rückkehr in die Beschäftigung oder Elternzeit</text:p>
            <text:p>* Auszahlung des Elterngeldes (falls beantragt). Die ersten zwei/drei Monate mit Mutterschaftsgeld werden von der EG-Stelle in die Zeit eingerechnet (aber nicht ins Elterngeld).</text:p>
          </table:table-cell>
          <table:table-cell table:style-name="ce21" table:number-columns-repeated="2"/>
          <table:table-cell table:style-name="ce27"/>
          <table:table-cell table:number-columns-repeated="1014"/>
        </table:table-row>
        <table:table-row table:style-name="ro1">
          <table:table-cell table:style-name="ce3" table:formula="of:=[.A39]" office:value-type="date" office:date-value="2025-01-01" calcext:value-type="date">
            <text:p>01.01.25</text:p>
          </table:table-cell>
          <table:table-cell table:style-name="ce3" table:formula="of:=[.$A$2]+(8*7)" office:value-type="date" office:date-value="2025-02-26" calcext:value-type="date">
            <text:p>26.02.25</text:p>
          </table:table-cell>
          <table:table-cell table:style-name="ce8" table:formula="of:=TODAY()" office:value-type="date" office:date-value="2024-03-17" calcext:value-type="date">
            <text:p>17.03.24</text:p>
          </table:table-cell>
          <table:table-cell table:style-name="ce45" table:formula="of:=[.$A$2]+365" office:value-type="date" office:date-value="2026-01-01" calcext:value-type="date">
            <text:p>01.01.26</text:p>
          </table:table-cell>
          <table:table-cell table:style-name="ce13" table:number-columns-repeated="2"/>
          <table:table-cell table:style-name="ce56" office:value-type="string" calcext:value-type="string">
            <text:p><text:span text:style-name="T3">(falls verheiratet) </text:span><text:span text:style-name="T5">Steuerklasse </text:span><text:span text:style-name="T2">wieder auf 4-4 zurück ändern (vorher auf 5-3 / 3-5 wegen Elterngeld gewesen)</text:span></text:p>
          </table:table-cell>
          <table:table-cell table:style-name="ce18" table:number-columns-repeated="2"/>
          <table:table-cell table:style-name="ce26"/>
          <table:table-cell table:number-columns-repeated="1014"/>
        </table:table-row>
        <table:table-row table:style-name="ro5">
          <table:table-cell table:style-name="ce3" table:formula="of:=[.A40]" office:value-type="date" office:date-value="2025-01-01" calcext:value-type="date">
            <text:p>01.01.25</text:p>
          </table:table-cell>
          <table:table-cell table:style-name="ce3" table:formula="of:=[.$A$2]+(365*3)" office:value-type="date" office:date-value="2028-01-01" calcext:value-type="date">
            <text:p>01.01.28</text:p>
          </table:table-cell>
          <table:table-cell table:style-name="ce8" table:formula="of:=TODAY()" office:value-type="date" office:date-value="2024-03-17" calcext:value-type="date">
            <text:p>17.03.24</text:p>
          </table:table-cell>
          <table:table-cell table:style-name="ce52" table:formula="of:=[.$A$2]+(365*30)" office:value-type="date" office:date-value="2054-12-25" calcext:value-type="date">
            <text:p>25.12.54</text:p>
          </table:table-cell>
          <table:table-cell table:style-name="ce13" table:number-columns-repeated="2"/>
          <table:table-cell table:style-name="ce56" office:value-type="string" calcext:value-type="string">
            <text:p>Rentenversicherung: <text:span text:style-name="T6">Antrag auf Kontenklärung:</text:span></text:p>
            <text:p><text:span text:style-name="T6">* Erziehungszeiten und Ausbildungszeiten können als Wartezeit auf die Rente (ohne Rentenpunkte) angerechnet werden. </text:span></text:p>
            <text:p><text:span text:style-name="T6">* Elternzeit kann als Anrechnungszeit (inkl. Rentenpunkten) angerechnet werden.</text:span></text:p>
          </table:table-cell>
          <table:table-cell table:style-name="ce18" office:value-type="string" calcext:value-type="string">
            <text:p>Rentenversicherung</text:p>
          </table:table-cell>
          <table:table-cell table:style-name="ce18" office:value-type="string" calcext:value-type="string">
            <text:p><text:a xlink:href="https://www.deutsche-rentenversicherung.de/eantrag-s8003" xlink:type="simple">https://www.deutsche-rentenversicherung.de/eantrag-s8003</text:a> </text:p>
          </table:table-cell>
          <table:table-cell table:style-name="ce26"/>
          <table:table-cell table:number-columns-repeated="1014"/>
        </table:table-row>
        <table:table-row table:style-name="ro10" table:number-rows-repeated="1048534">
          <table:table-cell table:number-columns-repeated="1024"/>
        </table:table-row>
        <table:table-row table:style-name="ro10">
          <table:table-cell table:number-columns-repeated="1024"/>
        </table:table-row>
        <calcext:conditional-formats>
          <calcext:conditional-format calcext:target-range-address="Checkliste.D42:Checkliste.D1048576 Checkliste.D1:Checkliste.D40">
            <calcext:date-is calcext:style="Bad" calcext:date="next-month"/>
          </calcext:conditional-format>
          <calcext:conditional-format calcext:target-range-address="Checkliste.D41:Checkliste.D41">
            <calcext:date-is calcext:style="Bad" calcext:date="next-month"/>
          </calcext:conditional-format>
        </calcext:conditional-formats>
      </table:table>
      <table:table table:name="Info" table:style-name="ta2">
        <table:table-column table:style-name="co8" table:number-columns-repeated="257" table:default-cell-style-name="ce74"/>
        <table:table-column table:style-name="co8" table:number-columns-repeated="767" table:default-cell-style-name="Default"/>
        <table:table-row table:style-name="ro11">
          <table:table-cell table:style-name="ce73" office:value-type="string" calcext:value-type="string">
            <text:p>Erklärung</text:p>
          </table:table-cell>
          <table:table-cell table:number-columns-repeated="1023"/>
        </table:table-row>
        <table:table-row table:style-name="ro11">
          <table:table-cell office:value-type="string" calcext:value-type="string">
            <text:p>In Spalte A2 das mögliche Geburtstdatum eintragen.</text:p>
          </table:table-cell>
          <table:table-cell table:number-columns-repeated="1023"/>
        </table:table-row>
        <table:table-row table:style-name="ro11">
          <table:table-cell office:value-type="string" calcext:value-type="string">
            <text:p>Alle anderen Daten werden dann automatisch angepasst.</text:p>
          </table:table-cell>
          <table:table-cell table:number-columns-repeated="1023"/>
        </table:table-row>
        <table:table-row table:style-name="ro11">
          <table:table-cell office:value-type="string" calcext:value-type="string">
            <text:p>Diese Liste gibt die Situation in Deutschland wieder.</text:p>
          </table:table-cell>
          <table:table-cell table:number-columns-repeated="1023"/>
        </table:table-row>
        <table:table-row table:style-name="ro11">
          <table:table-cell table:number-columns-repeated="1024"/>
        </table:table-row>
        <table:table-row table:style-name="ro11">
          <table:table-cell table:style-name="ce80" office:value-type="string" calcext:value-type="string">
            <text:p>Benutzte Quellen</text:p>
          </table:table-cell>
          <table:table-cell table:number-columns-repeated="1023"/>
        </table:table-row>
        <table:table-row table:style-name="ro11">
          <table:table-cell table:style-name="ce81" office:value-type="string" calcext:value-type="string">
            <text:p><text:a xlink:href="https://www.baby-und-familie.de/Schwangerschaft/Checkliste-fuer-Ihre-Schwangerschaft-189693.html" xlink:type="simple">https://www.baby-und-familie.de/Schwangerschaft/Checkliste-fuer-Ihre-Schwangerschaft-189693.html</text:a></text:p>
          </table:table-cell>
          <table:table-cell table:number-columns-repeated="1023"/>
        </table:table-row>
        <table:table-row table:style-name="ro11">
          <table:table-cell table:style-name="ce82" office:value-type="string" calcext:value-type="string">
            <text:p><text:span text:style-name="T7"><text:a xlink:href="https://www.elterngeld.de/formalitaeten-vor-der-geburt/" xlink:type="simple">https://www.elterngeld.de/formalitaeten-vor-der-geburt/</text:a></text:span></text:p>
          </table:table-cell>
          <table:table-cell table:number-columns-repeated="1023"/>
        </table:table-row>
        <table:table-row table:style-name="ro11">
          <table:table-cell table:style-name="ce82" office:value-type="string" calcext:value-type="string">
            <text:p><text:a xlink:href="https://familienportal.de/familienportal/" xlink:type="simple">https://familienportal.de/familienportal/</text:a></text:p>
          </table:table-cell>
          <table:table-cell table:number-columns-repeated="1023"/>
        </table:table-row>
        <table:table-row table:style-name="ro11">
          <table:table-cell table:style-name="ce82" office:value-type="string" calcext:value-type="string">
            <text:p><text:a xlink:href="https://de.wikipedia.org/wiki/Mutterschutz" xlink:type="simple">https://de.wikipedia.org/wiki/Mutterschutz</text:a></text:p>
          </table:table-cell>
          <table:table-cell table:number-columns-repeated="1023"/>
        </table:table-row>
        <table:table-row table:style-name="ro11">
          <table:table-cell table:style-name="ce82" office:value-type="string" calcext:value-type="string">
            <text:p><text:a xlink:href="https://de.wikipedia.org/wiki/Elternzeit" xlink:type="simple">https://de.wikipedia.org/wiki/Elternzeit</text:a></text:p>
          </table:table-cell>
          <table:table-cell table:number-columns-repeated="1023"/>
        </table:table-row>
        <table:table-row table:style-name="ro11">
          <table:table-cell office:value-type="string" calcext:value-type="string">
            <text:p>eigene Erfahrungen</text:p>
          </table:table-cell>
          <table:table-cell table:number-columns-repeated="1023"/>
        </table:table-row>
        <table:table-row table:style-name="ro11">
          <table:table-cell table:number-columns-repeated="1024"/>
        </table:table-row>
        <table:table-row table:style-name="ro11">
          <table:table-cell table:style-name="ce80" office:value-type="string" calcext:value-type="string">
            <text:p>Dieses Dokument</text:p>
          </table:table-cell>
          <table:table-cell table:number-columns-repeated="1023"/>
        </table:table-row>
        <table:table-row table:style-name="ro11">
          <table:table-cell office:value-type="string" calcext:value-type="string">
            <text:p><text:a xlink:href="https://github.com/msteudtn/" xlink:type="simple">https://github.com/msteudtn/</text:a></text:p>
          </table:table-cell>
          <table:table-cell table:number-columns-repeated="1023"/>
        </table:table-row>
        <table:table-row table:style-name="ro11">
          <table:table-cell table:number-columns-repeated="1024"/>
        </table:table-row>
        <table:table-row table:style-name="ro11">
          <table:table-cell table:style-name="ce80" office:value-type="string" calcext:value-type="string">
            <text:p>Kontakt / Verbesserungen</text:p>
          </table:table-cell>
          <table:table-cell table:number-columns-repeated="1023"/>
        </table:table-row>
        <table:table-row table:style-name="ro11">
          <table:table-cell office:value-type="string" calcext:value-type="string">
            <text:p>Per Github oder:</text:p>
          </table:table-cell>
          <table:table-cell table:number-columns-repeated="1023"/>
        </table:table-row>
        <table:table-row table:style-name="ro11">
          <table:table-cell office:value-type="string" calcext:value-type="string">
            <text:p>Mathias . Steudtner @ gmx . net</text:p>
          </table:table-cell>
          <table:table-cell table:number-columns-repeated="1023"/>
        </table:table-row>
        <table:table-row table:style-name="ro11">
          <table:table-cell table:number-columns-repeated="1024"/>
        </table:table-row>
        <table:table-row table:style-name="ro11">
          <table:table-cell table:style-name="ce80" office:value-type="string" calcext:value-type="string">
            <text:p>Lizenz</text:p>
          </table:table-cell>
          <table:table-cell table:number-columns-repeated="1023"/>
        </table:table-row>
        <table:table-row table:style-name="ro11">
          <table:table-cell office:value-type="string" calcext:value-type="string">
            <text:p>CC SA</text:p>
          </table:table-cell>
          <table:table-cell table:number-columns-repeated="1023"/>
        </table:table-row>
        <table:table-row table:style-name="ro11" table:number-rows-repeated="1048553">
          <table:table-cell table:number-columns-repeated="1024"/>
        </table:table-row>
        <table:table-row table:style-name="ro11">
          <table:table-cell table:number-columns-repeated="1024"/>
        </table:table-row>
      </table:table>
      <table:named-expressions/>
      <table:database-ranges>
        <table:database-range table:name="__Anonymous_Sheet_DB__0" table:target-range-address="Checkliste.A1:Checkliste.J40">
          <table:sort>
            <table:sort-by table:field-number="1" table:data-type="automatic"/>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number-style style:name="N134">
      <number:scientific-number number:decimal-places="1" number:min-decimal-places="1" number:min-integer-digits="1" number:min-exponent-digits="1" number:exponent-interval="3" number:forced-exponent-sign="true"/>
    </number:number-style>
    <number:time-style style:name="N133">
      <number:minutes number:style="long"/>
      <number:text>:</number:text>
      <number:seconds number:style="long" number:decimal-places="1"/>
    </number:time-style>
    <number:time-style style:name="N132" number:truncate-on-overflow="false">
      <number:hours/>
      <number:text>:</number:text>
      <number:minutes number:style="long"/>
      <number:text>:</number:text>
      <number:seconds number:style="long"/>
    </number:time-style>
    <number:time-style style:name="N131">
      <number:minutes number:style="long"/>
      <number:text>:</number:text>
      <number:seconds number:style="long"/>
    </number:time-style>
    <number:number-style style:name="N130P0" style:volatile="true">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fill-character> </number:fill-character>
      <number:text>-</number:text>
      <number:number number:decimal-places="0" number: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26P0" style:volatile="true">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fill-character> </number:fill-character>
      <number:text>-</number:text>
      <number:number number:decimal-places="0" number: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2P0" style:volatile="true">
      <number:fill-character> </number:fill-character>
      <number:number number:decimal-places="0" number:min-decimal-places="0" number:min-integer-digits="1" number:grouping="true"/>
      <number:text> € </number:text>
    </number:number-style>
    <number:number-style style:name="N122P1" style:volatile="true">
      <number:text>-</number:text>
      <number:fill-character> </number:fill-character>
      <number:number number:decimal-places="0" number:min-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18P0" style:volatile="true">
      <number:fill-character> </number:fill-character>
      <number:number number:decimal-places="0" number:min-decimal-places="0" number:min-integer-digits="1" number:grouping="true"/>
      <number:text>    </number:text>
    </number:number-style>
    <number:number-style style:name="N118P1" style:volatile="true">
      <number:text>-</number:text>
      <number:fill-character> </number:fill-character>
      <number:number number:decimal-places="0" number:min-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1P0" style:volatile="true">
      <number:number number:decimal-places="0" number:min-decimal-places="0" number:min-integer-digits="1" number:grouping="true"/>
      <number:text> €</number:text>
    </number:number-style>
    <number:number-style style:name="N111">
      <style:text-properties fo:color="#ff0000"/>
      <number:text>-</number:text>
      <number:number number:decimal-places="0" number:min-decimal-places="0" number:min-integer-digits="1" number:grouping="true"/>
      <number:text> €</number:text>
      <style:map style:condition="value()&gt;=0" style:apply-style-name="N111P0"/>
    </number:number-style>
    <number:number-style style:name="N110P0" style:volatile="true">
      <number:number number:decimal-places="0" number:min-decimal-places="0" number:min-integer-digits="1" number:grouping="true"/>
      <number:text> €</number:text>
    </number:number-style>
    <number:number-style style:name="N110">
      <number:text>-</number:text>
      <number:number number:decimal-places="0" number:min-decimal-places="0" number:min-integer-digits="1" number:grouping="true"/>
      <number:text> €</number:text>
      <style:map style:condition="value()&gt;=0" style:apply-style-name="N110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time-style style:name="N10111" number:language="de" number:country="DE">
      <number:hours/>
      <number:text>:</number:text>
      <number:minutes number:style="long"/>
      <number:text>:</number:text>
      <number:seconds number:style="long"/>
      <number:text> </number:text>
      <number:am-pm/>
    </number:time-style>
    <number:time-style style:name="N10110" number:language="de" number:country="DE">
      <number:hours/>
      <number:text>:</number:text>
      <number:minutes number:style="long"/>
      <number:text> </number:text>
      <number:am-pm/>
    </number:time-style>
    <number:date-style style:name="N10109" number:language="de" number:country="DE">
      <number:month number:textual="true"/>
      <number:text> </number:text>
      <number:year/>
    </number:date-style>
    <number:date-style style:name="N10108" number:language="de" number:country="DE">
      <number:day number:style="long"/>
      <number:text>. </number:text>
      <number:month number:textual="true"/>
    </number:date-style>
    <number:date-style style:name="N10107"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style:font-name="Arial" fo:font-family="Arial" style:font-family-generic="swiss" style:font-pitch="variable" style:font-name-asian="Noto Sans CJK SC" style:font-family-asian="'Noto Sans CJK SC'" style:font-family-generic-asian="system" style:font-pitch-asian="variable" style:font-name-complex="Arial" style:font-family-complex="Arial" style:font-family-generic-complex="swiss"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table-cell-properties style:glyph-orientation-vertical="0" style:text-align-source="fix" style:repeat-content="false" fo:wrap-option="no-wrap" style:direction="ltr" fo:padding="0.071cm" style:rotation-angle="9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Default" style:data-style-name="N108">
      <style:table-cell-properties fo:padding="0.071c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Excel_5f_BuiltIn_5f_Ergebnis" style:display-name="Excel_BuiltIn_Ergebnis" style:family="table-cell" style:parent-style-name="Default">
      <style:table-cell-properties fo:padding="0.071c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Excel_5f_BuiltIn_5f_Überschrift" style:display-name="Excel_BuiltIn_Überschrift"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Checkliste" style:display-name="PageStyle_Checkliste" style:page-layout-name="Mpm1">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footer-first style:display="false"/>
    </style:master-page>
    <style:master-page style:name="PageStyle_5f_Info" style:display-name="PageStyle_Info" style:page-layout-name="Mpm2">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7T12:09:24.547005457</dc:date>
    <meta:generator>LibreOffice/7.3.7.2$Linux_X86_64 LibreOffice_project/30$Build-2</meta:generator>
    <meta:editing-duration>PT2H5M47S</meta:editing-duration>
    <meta:editing-cycles>21</meta:editing-cycles>
    <meta:document-statistic meta:table-count="2" meta:cell-count="250" meta:object-count="0"/>
  </office:meta>
</office:document-meta>
</file>